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helvetica, sans-serif"/>
    <style:font-face style:name="Times" svg:font-family="Times"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0.41mm"/>
    </style:style>
    <style:style style:name="co2" style:family="table-column">
      <style:table-column-properties fo:break-before="auto" style:column-width="66.99mm"/>
    </style:style>
    <style:style style:name="co3" style:family="table-column">
      <style:table-column-properties fo:break-before="auto" style:column-width="64.54mm"/>
    </style:style>
    <style:style style:name="co4" style:family="table-column">
      <style:table-column-properties fo:break-before="auto" style:column-width="60.45mm"/>
    </style:style>
    <style:style style:name="co5" style:family="table-column">
      <style:table-column-properties fo:break-before="auto" style:column-width="42.21mm"/>
    </style:style>
    <style:style style:name="co6" style:family="table-column">
      <style:table-column-properties fo:break-before="auto" style:column-width="89.59mm"/>
    </style:style>
    <style:style style:name="co7" style:family="table-column">
      <style:table-column-properties fo:break-before="auto" style:column-width="50.38mm"/>
    </style:style>
    <style:style style:name="co8" style:family="table-column">
      <style:table-column-properties fo:break-before="auto" style:column-width="22.58mm"/>
    </style:style>
    <style:style style:name="co9" style:family="table-column">
      <style:table-column-properties fo:break-before="auto" style:column-width="47.38mm"/>
    </style:style>
    <style:style style:name="co10" style:family="table-column">
      <style:table-column-properties fo:break-before="auto" style:column-width="87.95mm"/>
    </style:style>
    <style:style style:name="co11" style:family="table-column">
      <style:table-column-properties fo:break-before="auto" style:column-width="78.7mm"/>
    </style:style>
    <style:style style:name="co12" style:family="table-column">
      <style:table-column-properties fo:break-before="auto" style:column-width="40.02mm"/>
    </style:style>
    <style:style style:name="co13" style:family="table-column">
      <style:table-column-properties fo:break-before="auto" style:column-width="56.64mm"/>
    </style:style>
    <style:style style:name="co14" style:family="table-column">
      <style:table-column-properties fo:break-before="auto" style:column-width="47.92mm"/>
    </style:style>
    <style:style style:name="co15" style:family="table-column">
      <style:table-column-properties fo:break-before="auto" style:column-width="31.57mm"/>
    </style:style>
    <style:style style:name="co16" style:family="table-column">
      <style:table-column-properties fo:break-before="auto" style:column-width="43.57mm"/>
    </style:style>
    <style:style style:name="co17" style:family="table-column">
      <style:table-column-properties fo:break-before="auto" style:column-width="57.45mm"/>
    </style:style>
    <style:style style:name="co18" style:family="table-column">
      <style:table-column-properties fo:break-before="auto" style:column-width="58.54mm"/>
    </style:style>
    <style:style style:name="co19" style:family="table-column">
      <style:table-column-properties fo:break-before="auto" style:column-width="35.12mm"/>
    </style:style>
    <style:style style:name="co20" style:family="table-column">
      <style:table-column-properties fo:break-before="auto" style:column-width="39.48mm"/>
    </style:style>
    <style:style style:name="co21" style:family="table-column">
      <style:table-column-properties fo:break-before="auto" style:column-width="26.41mm"/>
    </style:style>
    <style:style style:name="co22" style:family="table-column">
      <style:table-column-properties fo:break-before="auto" style:column-width="21.17mm"/>
    </style:style>
    <style:style style:name="co23" style:family="table-column">
      <style:table-column-properties fo:break-before="auto" style:column-width="363.01mm"/>
    </style:style>
    <style:style style:name="ro1" style:family="table-row">
      <style:table-row-properties style:row-height="15.59mm" fo:break-before="auto" style:use-optimal-row-height="false"/>
    </style:style>
    <style:style style:name="ro2" style:family="table-row">
      <style:table-row-properties style:row-height="13.21mm" fo:break-before="auto" style:use-optimal-row-height="false"/>
    </style:style>
    <style:style style:name="ro3" style:family="table-row">
      <style:table-row-properties style:row-height="17.71mm" fo:break-before="auto" style:use-optimal-row-height="false"/>
    </style:style>
    <style:style style:name="ro4" style:family="table-row">
      <style:table-row-properties style:row-height="24.85mm" fo:break-before="auto" style:use-optimal-row-height="false"/>
    </style:style>
    <style:style style:name="ro5" style:family="table-row">
      <style:table-row-properties style:row-height="20.62mm" fo:break-before="auto" style:use-optimal-row-height="false"/>
    </style:style>
    <style:style style:name="ro6" style:family="table-row">
      <style:table-row-properties style:row-height="20.36mm" fo:break-before="auto" style:use-optimal-row-height="true"/>
    </style:style>
    <style:style style:name="ro7" style:family="table-row">
      <style:table-row-properties style:row-height="23.79mm" fo:break-before="auto" style:use-optimal-row-height="false"/>
    </style:style>
    <style:style style:name="ro8" style:family="table-row">
      <style:table-row-properties style:row-height="20.27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16.39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4.52mm" fo:break-before="auto" style:use-optimal-row-height="true"/>
    </style:style>
    <style:style style:name="ro13" style:family="table-row">
      <style:table-row-properties style:row-height="16.92mm" fo:break-before="auto" style:use-optimal-row-height="false"/>
    </style:style>
    <style:style style:name="ro14" style:family="table-row">
      <style:table-row-properties style:row-height="23.53mm" fo:break-before="auto" style:use-optimal-row-height="false"/>
    </style:style>
    <style:style style:name="ro15" style:family="table-row">
      <style:table-row-properties style:row-height="27.23mm" fo:break-before="auto" style:use-optimal-row-height="false"/>
    </style:style>
    <style:style style:name="ro16" style:family="table-row">
      <style:table-row-properties style:row-height="24.59mm" fo:break-before="auto" style:use-optimal-row-height="false"/>
    </style:style>
    <style:style style:name="ro17" style:family="table-row">
      <style:table-row-properties style:row-height="21.68mm" fo:break-before="auto" style:use-optimal-row-height="false"/>
    </style:style>
    <style:style style:name="ro18" style:family="table-row">
      <style:table-row-properties style:row-height="25.12mm" fo:break-before="auto" style:use-optimal-row-height="false"/>
    </style:style>
    <style:style style:name="ro19" style:family="table-row">
      <style:table-row-properties style:row-height="28.29mm" fo:break-before="auto" style:use-optimal-row-height="false"/>
    </style:style>
    <style:style style:name="ro20" style:family="table-row">
      <style:table-row-properties style:row-height="23.27mm" fo:break-before="auto" style:use-optimal-row-height="false"/>
    </style:style>
    <style:style style:name="ro21" style:family="table-row">
      <style:table-row-properties style:row-height="17.18mm" fo:break-before="auto" style:use-optimal-row-height="false"/>
    </style:style>
    <style:style style:name="ro22" style:family="table-row">
      <style:table-row-properties style:row-height="25.38mm" fo:break-before="auto" style:use-optimal-row-height="false"/>
    </style:style>
    <style:style style:name="ro23" style:family="table-row">
      <style:table-row-properties style:row-height="19.3mm" fo:break-before="auto" style:use-optimal-row-height="false"/>
    </style:style>
    <style:style style:name="ro24" style:family="table-row">
      <style:table-row-properties style:row-height="24.06mm" fo:break-before="auto" style:use-optimal-row-height="false"/>
    </style:style>
    <style:style style:name="ro25" style:family="table-row">
      <style:table-row-properties style:row-height="21.15mm" fo:break-before="auto" style:use-optimal-row-height="false"/>
    </style:style>
    <style:style style:name="ro26" style:family="table-row">
      <style:table-row-properties style:row-height="24.22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4.87mm" fo:break-before="auto" style:use-optimal-row-height="true"/>
    </style:style>
    <style:style style:name="ro29" style:family="table-row">
      <style:table-row-properties style:row-height="5.29mm" fo:break-before="auto" style:use-optimal-row-height="true"/>
    </style:style>
    <style:style style:name="ro30" style:family="table-row">
      <style:table-row-properties style:row-height="5.54mm" fo:break-before="auto" style:use-optimal-row-height="true"/>
    </style:style>
    <style:style style:name="ro31" style:family="table-row">
      <style:table-row-properties style:row-height="10.57mm" fo:break-before="auto" style:use-optimal-row-height="true"/>
    </style:style>
    <style:style style:name="ro32" style:family="table-row">
      <style:table-row-properties style:row-height="1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font-name="Liberation Serif"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vertical-align="middle"/>
      <style:paragraph-properties fo:text-align="start" fo:margin-left="0mm"/>
      <style:text-properties style:font-name="Liberation Serif" fo:font-size="10pt" style:font-size-asian="10pt" style:font-size-complex="10pt"/>
    </style:style>
    <style:style style:name="ce8" style:family="table-cell" style:parent-style-name="Default">
      <style:table-cell-properties fo:wrap-option="wrap"/>
      <style:text-properties fo:color="#000000" style:font-name="Calibri" style:font-name-complex="Calibri"/>
    </style:style>
    <style:style style:name="ce9" style:family="table-cell" style:parent-style-name="Default">
      <style:table-cell-properties style:vertical-align="middle"/>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verdana"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fo:color="#222222" style:font-name="Liberation Serif" fo:font-size="10pt" style:font-name-asian="Noto Sans CJK SC Regular" style:font-size-asian="10pt" style:font-name-complex="Calibri" style:font-size-complex="10pt"/>
    </style:style>
    <style:style style:name="ce1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222222"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Default">
      <style:text-properties style:font-name="Liberation Serif"/>
    </style:style>
    <style:style style:name="ce15" style:family="table-cell" style:parent-style-name="Default">
      <style:table-cell-properties style:text-align-source="fix" style:repeat-content="false" fo:wrap-option="wrap" style:vertical-align="middle"/>
      <style:paragraph-properties fo:text-align="start" fo:margin-left="0mm"/>
      <style:text-properties style:font-name="Liberation Serif" fo:font-size="10pt" style:font-size-asian="10pt" style:font-size-complex="10pt"/>
    </style:style>
    <style:style style:name="ce16" style:family="table-cell" style:parent-style-name="Default">
      <style:table-cell-properties style:rotation-align="none"/>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222222"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777777"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777777"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font-name="Liberation Serif" style:font-name-asian="Noto Sans CJK SC Regular" style:font-name-complex="FreeSans"/>
    </style:style>
    <style:style style:name="T2" style:family="text">
      <style:text-properties fo:text-shadow="none" style:font-style-complex="normal" fo:font-size="12pt" fo:font-weight="normal" style:text-underline-style="none" style:text-underline-color="font-color" style:text-line-through-type="none" fo:font-style="normal" style:text-outline="false" fo:color="#777777" style:text-position="0%" style:font-name-complex="Calibri" style:font-size-asian="12pt" style:font-size-complex="12pt" style:font-weight-asian="normal" style:font-weight-complex="normal" style:font-style-asian="normal" style:font-name="Calibri"/>
    </style:style>
    <style:style style:name="T3" style:family="text">
      <style:text-properties fo:text-shadow="none" style:font-style-complex="normal" fo:font-size="12pt" style:text-underline-style="none" style:text-underline-color="font-color" style:text-line-through-type="none" fo:font-style="normal" style:text-outline="false" style:text-position="0%" style:font-name-complex="Calibri" style:font-size-asian="12pt" style:font-size-complex="12pt" style:font-style-asian="normal" style:font-name="Calibri" fo:color="#222222" fo:font-weight="bold" style:font-weight-asian="bold" style:font-weight-complex="bold"/>
    </style:style>
    <style:style style:name="T4" style:family="text">
      <style:text-properties fo:text-shadow="none" style:font-style-complex="normal" fo:font-size="12pt" style:text-underline-style="none" style:text-underline-color="font-color" style:text-line-through-type="none" fo:font-style="normal" style:text-outline="false" style:text-position="0%" style:font-name-complex="Calibri" style:font-size-asian="12pt" style:font-size-complex="12pt" style:font-style-asian="normal" style:font-name="Calibri" fo:color="#777777" fo:font-weight="normal" style:font-weight-asian="normal" style:font-weight-complex="normal"/>
    </style:style>
    <style:style style:name="T5" style:family="text">
      <style:text-properties fo:font-size="12pt" style:font-style-complex="normal" fo:font-weight="normal" style:text-underline-style="none" style:text-underline-color="font-color" style:text-line-through-type="none" fo:font-style="normal" style:text-outline="false" fo:color="#777777" fo:text-shadow="none" style:text-position="0%" style:font-name-complex="Calibri" style:font-size-asian="12pt" style:font-size-complex="12pt" style:font-weight-asian="normal" style:font-weight-complex="normal" style:font-style-asian="normal" style:font-name="Calibri"/>
    </style:style>
    <style:style style:name="T6" style:family="text">
      <style:text-properties fo:font-size="12pt" style:font-style-complex="normal" style:text-underline-style="none" style:text-underline-color="font-color" style:text-line-through-type="none" fo:font-style="normal" style:text-outline="false" fo:text-shadow="none" style:text-position="0%" style:font-name-complex="Calibri" style:font-size-asian="12pt" style:font-size-complex="12pt" style:font-style-asian="normal" style:font-name="Calibri" style:font-weight-asian="bold" style:font-weight-complex="bold" fo:font-weight="bold" fo:color="#222222"/>
    </style:style>
    <style:style style:name="T7" style:family="text">
      <style:text-properties fo:font-size="12pt" style:font-style-complex="normal" style:text-underline-style="none" style:text-underline-color="font-color" style:text-line-through-type="none" fo:font-style="normal" style:text-outline="false" fo:text-shadow="none" style:text-position="0%" style:font-name-complex="Calibri" style:font-size-asian="12pt" style:font-size-complex="12pt" style:font-style-asian="normal" style:font-name="Calibri" fo:color="#777777" fo:font-weight="normal" style:font-weight-asian="normal" style:font-weight-complex="normal"/>
    </style:style>
    <style:style style:name="T8" style:family="text">
      <style:text-properties fo:font-size="12pt" style:font-style-complex="normal" style:text-underline-style="none" style:text-underline-color="font-color" style:text-line-through-type="none" fo:font-style="normal" style:text-outline="false" fo:text-shadow="none" style:text-position="0%" style:font-name-complex="Calibri" style:font-size-asian="12pt" style:font-size-complex="12pt" style:font-style-asian="normal" style:font-name="Calibri" fo:color="#222222" fo:font-weight="bold" style:font-weight-asian="bold" style:font-weight-complex="bold"/>
    </style:style>
    <style:style style:name="T9" style:family="text">
      <style:text-properties style:font-style-complex="normal" style:font-name="Calibri" style:font-style-asian="normal" style:font-weight-complex="normal" style:font-weight-asian="normal" style:font-size-complex="12pt" style:font-size-asian="12pt" style:font-name-complex="Calibri" style:text-position="0%" fo:color="#777777" style:text-outline="false" fo:font-style="normal" style:text-line-through-type="none" style:text-underline-style="none" style:text-underline-color="font-color" fo:font-weight="normal" fo:font-size="12pt" fo:text-shadow="none"/>
    </style:style>
    <style:style style:name="T10" style:family="text">
      <style:text-properties style:font-style-complex="normal" style:font-name="Calibri" style:font-style-asian="normal" style:font-size-complex="12pt" style:font-size-asian="12pt" style:font-name-complex="Calibri" style:text-position="0%" style:text-outline="false" fo:font-style="normal" style:text-line-through-type="none" style:text-underline-style="none" style:text-underline-color="font-color" fo:font-size="12pt" fo:text-shadow="none" style:font-weight-asian="bold" fo:color="#222222" style:font-weight-complex="bold" fo:font-weight="bold"/>
    </style:style>
    <style:style style:name="T11" style:family="text">
      <style:text-properties style:font-style-complex="normal" style:font-name="Calibri" style:font-style-asian="normal" style:font-size-complex="12pt" style:font-size-asian="12pt" style:font-name-complex="Calibri" style:text-position="0%" style:text-outline="false" fo:font-style="normal" style:text-line-through-type="none" style:text-underline-style="none" style:text-underline-color="font-color" fo:font-size="12pt" fo:text-shadow="none" fo:color="#777777" style:font-weight-complex="normal" style:font-weight-asian="normal" fo:font-weight="normal"/>
    </style:style>
    <style:style style:name="T12" style:family="text">
      <style:text-properties style:font-style-complex="normal" style:font-name="Calibri" style:font-style-asian="normal" style:font-size-complex="12pt" style:font-size-asian="12pt" style:font-name-complex="Calibri" style:text-position="0%" style:text-outline="false" fo:font-style="normal" style:text-line-through-type="none" style:text-underline-style="none" style:text-underline-color="font-color" fo:font-size="12pt" fo:text-shadow="none" style:font-weight-asian="bold" style:font-weight-complex="bold" fo:font-weight="bold" fo:color="#222222"/>
    </style:style>
    <style:style style:name="T13" style:family="text">
      <style:text-properties style:font-style-complex="normal" style:font-name="Calibri" style:font-style-asian="normal" style:font-size-complex="12pt" style:font-size-asian="12pt" style:font-name-complex="Calibri" style:text-position="0%" style:text-outline="false" fo:font-style="normal" style:text-line-through-type="none" style:text-underline-style="none" style:text-underline-color="font-color" fo:font-size="12pt" fo:text-shadow="none" fo:font-weight="normal" fo:color="#777777" style:font-weight-asian="normal" style:font-weight-complex="normal"/>
    </style:style>
    <style:style style:name="T14" style:family="text">
      <style:text-properties style:font-style-complex="normal" style:font-name="Calibri" style:font-style-asian="normal" style:font-size-complex="12pt" style:font-size-asian="12pt" style:font-name-complex="Calibri" style:text-position="0%" style:text-outline="false" fo:font-style="normal" style:text-line-through-type="none" style:text-underline-style="none" style:text-underline-color="font-color" fo:font-size="12pt" fo:text-shadow="none" fo:color="#222222" fo:font-weight="bold" style:font-weight-asian="bold" style:font-weight-complex="bold"/>
    </style:style>
    <style:style style:name="T15" style:family="text">
      <style:text-properties style:font-style-complex="normal" style:font-name="Calibri" style:font-style-asian="normal" style:font-size-complex="12pt" style:font-size-asian="12pt" style:font-name-complex="Calibri" style:text-position="0%" style:text-outline="false" fo:font-style="normal" style:text-line-through-type="none" style:text-underline-style="none" style:text-underline-color="font-color" fo:font-size="12pt" fo:text-shadow="none" fo:color="#777777" fo:font-weight="normal" style:font-weight-asian="normal" style:font-weight-complex="normal"/>
    </style:style>
    <style:style style:name="T16" style:family="text">
      <style:text-properties fo:text-shadow="none" style:font-style-complex="normal" fo:font-size="12pt" style:text-underline-style="none" style:text-underline-color="font-color" style:text-line-through-type="none" fo:font-style="normal" style:text-outline="false" style:text-position="0%" style:font-name-complex="Calibri" style:font-size-asian="12pt" style:font-size-complex="12pt" style:font-style-asian="normal" style:font-name="Calibri" fo:color="#56b890" fo:font-weight="bold" style:font-weight-asian="bold" style:font-weight-complex="bold"/>
    </style:style>
    <style:style style:name="T17" style:family="text">
      <style:text-properties fo:color="#777777" style:font-name="Calibri" fo:font-size="12pt" fo:font-weight="normal" style:text-underline-style="none" style:text-underline-color="font-color" style:text-line-through-type="none" fo:font-style="normal" style:text-outline="false" fo:text-shadow="none" style:text-position="0%" style:font-name-complex="Calibri" style:font-size-asian="12pt" style:font-size-complex="12pt" style:font-weight-asian="normal" style:font-weight-complex="normal" style:font-style-asian="normal" style:font-style-complex="normal"/>
    </style:style>
    <style:style style:name="T18" style:family="text">
      <style:text-properties style:text-line-through-type="none" style:font-size-complex="12pt" style:font-size-asian="12pt" style:font-style-complex="normal" fo:text-shadow="none" fo:font-size="12pt" fo:font-weight="normal" style:text-underline-style="none" style:text-underline-color="font-color" style:font-name-complex="Calibri" style:text-position="0%" fo:color="#777777" style:text-outline="false" style:font-weight-asian="normal" style:font-weight-complex="normal" style:font-style-asian="normal" style:font-name="Calibri" fo:font-style="normal"/>
    </style:style>
    <style:style style:name="T19" style:family="text">
      <style:text-properties style:text-line-through-type="none" style:font-size-complex="12pt" style:font-size-asian="12pt" style:font-style-complex="normal" fo:text-shadow="none" fo:font-size="12pt" style:text-underline-style="none" style:text-underline-color="font-color" style:font-name-complex="Calibri" style:text-position="0%" style:text-outline="false" style:font-style-asian="normal" style:font-name="Calibri" fo:font-style="normal" fo:font-weight="bold" style:font-weight-complex="bold" style:font-weight-asian="bold" fo:color="#222222"/>
    </style:style>
    <style:style style:name="T20" style:family="text">
      <style:text-properties style:text-line-through-type="none" style:font-size-complex="12pt" style:font-size-asian="12pt" style:font-style-complex="normal" fo:text-shadow="none" fo:font-size="12pt" style:text-underline-style="none" style:text-underline-color="font-color" style:font-name-complex="Calibri" style:text-position="0%" style:text-outline="false" style:font-style-asian="normal" style:font-name="Calibri" fo:font-style="normal" fo:color="#777777" fo:font-weight="normal" style:font-weight-asian="normal" style:font-weight-complex="normal"/>
    </style:style>
    <style:style style:name="T21" style:family="text">
      <style:text-properties style:text-line-through-type="none" style:font-size-complex="12pt" style:font-size-asian="12pt" style:font-style-complex="normal" fo:text-shadow="none" fo:font-size="12pt" style:text-underline-style="none" style:text-underline-color="font-color" style:font-name-complex="Calibri" style:text-position="0%" style:text-outline="false" style:font-style-asian="normal" style:font-name="Calibri" fo:font-style="normal" style:font-weight-asian="bold" style:font-weight-complex="bold" fo:font-weight="bold" fo:color="#222222"/>
    </style:style>
    <style:style style:name="T22" style:family="text">
      <style:text-properties style:text-line-through-type="none" style:font-size-complex="12pt" style:font-size-asian="12pt" style:font-style-complex="normal" fo:text-shadow="none" fo:font-size="12pt" style:text-underline-style="none" style:text-underline-color="font-color" style:font-name-complex="Calibri" style:text-position="0%" style:text-outline="false" style:font-style-asian="normal" style:font-name="Calibri" fo:font-style="normal" fo:font-weight="normal" style:font-weight-asian="normal" style:font-weight-complex="normal" fo:color="#777777"/>
    </style:style>
    <style:style style:name="T23" style:family="text">
      <style:text-properties style:text-line-through-type="none" style:font-size-complex="12pt" style:font-size-asian="12pt" style:font-style-complex="normal" fo:text-shadow="none" fo:font-size="12pt" style:text-underline-style="none" style:text-underline-color="font-color" style:font-name-complex="Calibri" style:text-position="0%" style:text-outline="false" style:font-style-asian="normal" style:font-name="Calibri" fo:font-style="normal" fo:font-weight="bold" style:font-weight-asian="bold" fo:color="#222222" style:font-weight-complex="bold"/>
    </style:style>
    <style:style style:name="T24" style:family="text">
      <style:text-properties style:text-line-through-type="none" style:font-size-complex="12pt" style:font-size-asian="12pt" style:font-style-complex="normal" fo:text-shadow="none" fo:font-size="12pt" style:text-underline-style="none" style:text-underline-color="font-color" style:font-name-complex="Calibri" style:text-position="0%" style:text-outline="false" style:font-style-asian="normal" style:font-name="Calibri" fo:font-style="normal" fo:color="#222222" fo:font-weight="bold" style:font-weight-asian="bold" style:font-weight-complex="bold"/>
    </style:style>
    <style:style style:name="T25" style:family="text">
      <style:text-properties style:font-size-complex="12pt" style:text-line-through-type="none" style:font-size-asian="12pt" style:font-style-complex="normal" fo:text-shadow="none" fo:font-size="12pt" fo:font-weight="normal" style:text-underline-style="none" style:text-underline-color="font-color" style:font-name-complex="Calibri" fo:color="#777777" style:text-outline="false" style:font-weight-asian="normal" style:font-weight-complex="normal" style:font-style-asian="normal" style:font-name="Calibri" fo:font-style="normal" style:text-position="0%"/>
    </style:style>
    <style:style style:name="T26" style:family="text">
      <style:text-properties style:font-size-complex="12pt" style:text-line-through-type="none" style:font-size-asian="12pt" style:font-style-complex="normal" fo:text-shadow="none" fo:font-size="12pt" style:text-underline-style="none" style:text-underline-color="font-color" style:font-name-complex="Calibri" style:text-outline="false" style:font-style-asian="normal" style:font-name="Calibri" fo:font-style="normal" style:text-position="0%" style:font-weight-complex="bold" fo:color="#222222" style:font-weight-asian="bold" fo:font-weight="bold"/>
    </style:style>
    <style:style style:name="T27" style:family="text">
      <style:text-properties style:font-size-complex="12pt" style:text-line-through-type="none" style:font-size-asian="12pt" style:font-style-complex="normal" fo:text-shadow="none" fo:font-size="12pt" style:text-underline-style="none" style:text-underline-color="font-color" style:font-name-complex="Calibri" style:text-outline="false" style:font-style-asian="normal" style:font-name="Calibri" fo:font-style="normal" style:text-position="0%" style:font-weight-complex="normal" style:font-weight-asian="normal" fo:color="#777777" fo:font-weight="normal"/>
    </style:style>
    <style:style style:name="T28" style:family="text">
      <style:text-properties style:font-size-complex="12pt" style:text-line-through-type="none" style:font-size-asian="12pt" style:font-style-complex="normal" fo:text-shadow="none" fo:font-size="12pt" style:text-underline-style="none" style:text-underline-color="font-color" style:font-name-complex="Calibri" style:text-outline="false" style:font-style-asian="normal" style:font-name="Calibri" fo:font-style="normal" style:text-position="0%" style:font-weight-asian="bold" fo:color="#222222" fo:font-weight="bold" style:font-weight-complex="bold"/>
    </style:style>
    <style:style style:name="T29" style:family="text">
      <style:text-properties style:font-size-complex="12pt" style:text-line-through-type="none" style:font-size-asian="12pt" style:font-style-complex="normal" fo:text-shadow="none" fo:font-size="12pt" style:text-underline-style="none" style:text-underline-color="font-color" style:font-name-complex="Calibri" style:text-outline="false" style:font-style-asian="normal" style:font-name="Calibri" fo:font-style="normal" style:text-position="0%" fo:font-weight="normal" style:font-weight-asian="normal" style:font-weight-complex="normal" fo:color="#777777"/>
    </style:style>
    <style:style style:name="T30" style:family="text">
      <style:text-properties style:font-size-complex="12pt" style:text-line-through-type="none" style:font-size-asian="12pt" style:font-style-complex="normal" fo:text-shadow="none" fo:font-size="12pt" style:text-underline-style="none" style:text-underline-color="font-color" style:font-name-complex="Calibri" style:text-outline="false" style:font-style-asian="normal" style:font-name="Calibri" fo:font-style="normal" style:text-position="0%" fo:font-weight="bold" fo:color="#222222" style:font-weight-asian="bold" style:font-weight-complex="bold"/>
    </style:style>
    <style:style style:name="T31" style:family="text">
      <style:text-properties style:font-size-complex="12pt" style:text-line-through-type="none" style:font-size-asian="12pt" style:font-style-complex="normal" fo:text-shadow="none" fo:font-size="12pt" style:text-underline-style="none" style:text-underline-color="font-color" style:font-name-complex="Calibri" style:text-outline="false" style:font-style-asian="normal" style:font-name="Calibri" fo:font-style="normal" style:text-position="0%" fo:color="#777777" fo:font-weight="normal" style:font-weight-asian="normal" style:font-weight-complex="normal"/>
    </style:style>
    <style:style style:name="T32" style:family="text">
      <style:text-properties style:font-size-complex="12pt" style:text-line-through-type="none" style:font-size-asian="12pt" style:font-style-complex="normal" fo:text-shadow="none" fo:font-size="12pt" style:text-underline-style="none" style:text-underline-color="font-color" style:font-name-complex="Calibri" style:text-outline="false" style:font-style-asian="normal" style:font-name="Calibri" fo:font-style="normal" style:text-position="0%" fo:color="#222222" fo:font-weight="bold" style:font-weight-asian="bold" style:font-weight-complex="bold"/>
    </style:style>
    <style:style style:name="T33" style:family="text">
      <style:text-properties style:text-position="0%" style:text-outline="false" style:font-name="Calibri" style:font-style-asian="normal" style:font-weight-complex="normal" style:font-weight-asian="normal" style:font-size-complex="12pt" style:font-size-asian="12pt" style:font-name-complex="Calibri" fo:font-style="normal" style:text-line-through-type="none" style:text-underline-style="none" style:text-underline-color="font-color" fo:font-weight="normal" fo:font-size="12pt" fo:text-shadow="none" style:font-style-complex="normal" fo:color="#777777"/>
    </style:style>
    <style:style style:name="T34" style:family="text">
      <style:text-properties style:text-position="0%" style:text-outline="false" style:font-name="Calibri" style:font-style-asian="normal" style:font-size-complex="12pt" style:font-size-asian="12pt" style:font-name-complex="Calibri" fo:font-style="normal" style:text-line-through-type="none" style:text-underline-style="none" style:text-underline-color="font-color" fo:font-size="12pt" fo:text-shadow="none" style:font-style-complex="normal" fo:font-weight="bold" style:font-weight-asian="bold" style:font-weight-complex="bold" fo:color="#222222"/>
    </style:style>
    <style:style style:name="T35" style:family="text">
      <style:text-properties style:text-position="0%" style:text-outline="false" style:font-name="Calibri" style:font-style-asian="normal" style:font-size-complex="12pt" style:font-size-asian="12pt" style:font-name-complex="Calibri" fo:font-style="normal" style:text-line-through-type="none" style:text-underline-style="none" style:text-underline-color="font-color" fo:font-size="12pt" fo:text-shadow="none" style:font-style-complex="normal" fo:color="#777777" style:font-weight-complex="normal" style:font-weight-asian="normal" fo:font-weight="normal"/>
    </style:style>
    <style:style style:name="T36" style:family="text">
      <style:text-properties style:text-position="0%" style:text-outline="false" style:font-name="Calibri" style:font-style-asian="normal" style:font-size-complex="12pt" style:font-size-asian="12pt" style:font-name-complex="Calibri" fo:font-style="normal" style:text-line-through-type="none" style:text-underline-style="none" style:text-underline-color="font-color" fo:font-size="12pt" fo:text-shadow="none" style:font-style-complex="normal" style:font-weight-asian="bold" style:font-weight-complex="bold" fo:font-weight="bold" fo:color="#222222"/>
    </style:style>
    <style:style style:name="T37" style:family="text">
      <style:text-properties style:text-position="0%" style:text-outline="false" style:font-name="Calibri" style:font-style-asian="normal" style:font-size-complex="12pt" style:font-size-asian="12pt" style:font-name-complex="Calibri" fo:font-style="normal" style:text-line-through-type="none" style:text-underline-style="none" style:text-underline-color="font-color" fo:font-size="12pt" fo:text-shadow="none" style:font-style-complex="normal" fo:color="#777777" fo:font-weight="normal" style:font-weight-asian="normal" style:font-weight-complex="normal"/>
    </style:style>
    <style:style style:name="T38" style:family="text">
      <style:text-properties style:text-position="0%" style:text-outline="false" style:font-name="Calibri" style:font-style-asian="normal" style:font-size-complex="12pt" style:font-size-asian="12pt" style:font-name-complex="Calibri" fo:font-style="normal" style:text-line-through-type="none" style:text-underline-style="none" style:text-underline-color="font-color" fo:font-size="12pt" fo:text-shadow="none" style:font-style-complex="normal" fo:color="#222222" fo:font-weight="bold" style:font-weight-asian="bold" style:font-weight-complex="bold"/>
    </style:style>
    <style:style style:name="T39" style:family="text">
      <style:text-properties fo:font-size="12pt" style:font-style-complex="normal" style:text-underline-style="none" style:text-underline-color="font-color" style:text-line-through-type="none" fo:font-style="normal" style:text-outline="false" fo:text-shadow="none" style:text-position="0%" style:font-name-complex="Calibri" style:font-size-asian="12pt" style:font-size-complex="12pt" style:font-style-asian="normal" style:font-name="Calibri" fo:color="#222222" fo:font-weight="bold" style:font-weight-complex="bold" style:font-weight-asian="bold"/>
    </style:style>
    <style:style style:name="T40" style:family="text">
      <style:text-properties style:text-line-through-type="none" style:font-size-complex="12pt" fo:color="#777777" style:font-size-asian="12pt" style:font-style-complex="normal" fo:text-shadow="none" fo:font-size="12pt" fo:font-weight="normal" style:text-underline-style="none" style:text-underline-color="font-color" style:text-outline="false" style:font-weight-asian="normal" style:font-weight-complex="normal" style:font-style-asian="normal" style:font-name="Calibri" fo:font-style="normal" style:text-position="0%" style:font-name-complex="Calibri"/>
    </style:style>
    <style:style style:name="T41" style:family="text">
      <style:text-properties style:text-line-through-type="none" style:font-size-complex="12pt" style:font-size-asian="12pt" style:font-style-complex="normal" fo:text-shadow="none" fo:font-size="12pt" style:text-underline-style="none" style:text-underline-color="font-color" style:text-outline="false" style:font-style-asian="normal" style:font-name="Calibri" fo:font-style="normal" style:text-position="0%" style:font-name-complex="Calibri" fo:color="#222222" fo:font-weight="bold" style:font-weight-asian="bold" style:font-weight-complex="bold"/>
    </style:style>
    <style:style style:name="T42" style:family="text">
      <style:text-properties style:text-line-through-type="none" style:font-size-complex="12pt" style:font-size-asian="12pt" style:font-style-complex="normal" fo:text-shadow="none" fo:font-size="12pt" style:text-underline-style="none" style:text-underline-color="font-color" style:text-outline="false" style:font-style-asian="normal" style:font-name="Calibri" fo:font-style="normal" style:text-position="0%" style:font-name-complex="Calibri" style:font-weight-complex="normal" style:font-weight-asian="normal" fo:color="#777777" fo:font-weight="normal"/>
    </style:style>
    <style:style style:name="T43" style:family="text">
      <style:text-properties style:text-line-through-type="none" style:font-size-complex="12pt" style:font-size-asian="12pt" style:font-style-complex="normal" fo:text-shadow="none" fo:font-size="12pt" style:text-underline-style="none" style:text-underline-color="font-color" style:text-outline="false" style:font-style-asian="normal" style:font-name="Calibri" fo:font-style="normal" style:text-position="0%" style:font-name-complex="Calibri" style:font-weight-complex="bold" fo:font-weight="bold" style:font-weight-asian="bold" fo:color="#222222"/>
    </style:style>
    <style:style style:name="T44" style:family="text">
      <style:text-properties style:text-line-through-type="none" style:font-size-complex="12pt" style:font-size-asian="12pt" style:font-style-complex="normal" fo:text-shadow="none" fo:font-size="12pt" style:text-underline-style="none" style:text-underline-color="font-color" style:text-outline="false" style:font-style-asian="normal" style:font-name="Calibri" fo:font-style="normal" style:text-position="0%" style:font-name-complex="Calibri" fo:font-weight="normal" fo:color="#777777" style:font-weight-complex="normal" style:font-weight-asian="normal"/>
    </style:style>
    <style:style style:name="T45" style:family="text">
      <style:text-properties style:text-line-through-type="none" style:font-size-complex="12pt" style:font-size-asian="12pt" style:font-style-complex="normal" fo:text-shadow="none" fo:font-size="12pt" style:text-underline-style="none" style:text-underline-color="font-color" style:text-outline="false" style:font-style-asian="normal" style:font-name="Calibri" fo:font-style="normal" style:text-position="0%" style:font-name-complex="Calibri" style:font-weight-complex="bold" fo:color="#222222" style:font-weight-asian="bold" fo:font-weight="bold"/>
    </style:style>
    <style:style style:name="T46" style:family="text">
      <style:text-properties style:text-line-through-type="none" style:font-size-complex="12pt" style:font-size-asian="12pt" style:font-style-complex="normal" fo:text-shadow="none" fo:font-size="12pt" style:text-underline-style="none" style:text-underline-color="font-color" style:text-outline="false" style:font-style-asian="normal" style:font-name="Calibri" fo:font-style="normal" style:text-position="0%" style:font-name-complex="Calibri" fo:font-weight="bold" style:font-weight-asian="bold" style:font-weight-complex="bold" fo:color="#222222"/>
    </style:style>
    <style:style style:name="T47" style:family="text">
      <style:text-properties style:text-line-through-type="none" style:font-size-complex="12pt" style:font-size-asian="12pt" style:font-style-complex="normal" fo:text-shadow="none" fo:font-size="12pt" style:text-underline-style="none" style:text-underline-color="font-color" style:text-outline="false" style:font-style-asian="normal" style:font-name="Calibri" fo:font-style="normal" style:text-position="0%" style:font-name-complex="Calibri" style:font-weight-asian="normal" fo:font-weight="normal" fo:color="#777777" style:font-weight-complex="normal"/>
    </style:style>
    <style:style style:name="T48" style:family="text">
      <style:text-properties style:text-line-through-type="none" style:font-size-complex="12pt" style:font-size-asian="12pt" style:font-style-complex="normal" fo:text-shadow="none" fo:font-size="12pt" style:text-underline-style="none" style:text-underline-color="font-color" style:text-outline="false" style:font-style-asian="normal" style:font-name="Calibri" fo:font-style="normal" style:text-position="0%" style:font-name-complex="Calibri" style:font-weight-asian="normal" style:font-weight-complex="normal" fo:font-weight="normal" fo:color="#777777"/>
    </style:style>
    <style:style style:name="T49" style:family="text">
      <style:text-properties style:text-line-through-type="none" style:font-size-complex="12pt" style:font-size-asian="12pt" style:font-style-complex="normal" fo:text-shadow="none" fo:font-size="12pt" style:text-underline-style="none" style:text-underline-color="font-color" style:text-outline="false" style:font-style-asian="normal" style:font-name="Calibri" fo:font-style="normal" style:text-position="0%" style:font-name-complex="Calibri" fo:color="#777777" fo:font-weight="normal" style:font-weight-asian="normal" style:font-weight-complex="normal"/>
    </style:style>
    <style:style style:name="T50" style:family="text">
      <style:text-properties fo:font-size="12pt" style:font-style-complex="normal" fo:font-weight="bold" style:text-underline-style="none" style:text-underline-color="font-color" style:text-line-through-type="none" fo:font-style="normal" style:text-outline="false" fo:color="#222222" fo:text-shadow="none" style:text-position="0%" style:font-name-complex="Calibri" style:font-size-asian="12pt" style:font-size-complex="12pt" style:font-weight-asian="bold" style:font-weight-complex="bold" style:font-style-asian="normal" style:font-name="Calibri"/>
    </style:style>
    <style:style style:name="T51" style:family="text">
      <style:text-properties fo:font-size="12pt" style:font-style-complex="normal" style:text-underline-style="none" style:text-underline-color="font-color" style:text-line-through-type="none" fo:font-style="normal" style:text-outline="false" fo:text-shadow="none" style:text-position="0%" style:font-name-complex="Calibri" style:font-size-asian="12pt" style:font-size-complex="12pt" style:font-style-asian="normal" style:font-name="Calibri" fo:color="#777777" fo:font-weight="normal" style:font-weight-complex="normal" style:font-weight-asian="normal"/>
    </style:style>
  </office:automatic-styles>
  <office:body>
    <office:spreadsheet>
      <table:calculation-settings table:automatic-find-labels="false"/>
      <table:table table:name="Part3" table:style-name="ta1">
        <table:table-column table:style-name="co1" table:default-cell-style-name="Default"/>
        <table:table-column table:style-name="co2" table:default-cell-style-name="ce2"/>
        <table:table-column table:style-name="co3" table:default-cell-style-name="ce3"/>
        <table:table-column table:style-name="co4" table:default-cell-style-name="ce2"/>
        <table:table-column table:style-name="co5" table:default-cell-style-name="ce2"/>
        <table:table-column table:style-name="co6" table:default-cell-style-name="Default"/>
        <table:table-column table:style-name="co7" table:default-cell-style-name="ce2"/>
        <table:table-column table:style-name="co8" table:default-cell-style-name="ce5"/>
        <table:table-column table:style-name="co8" table:number-columns-repeated="1016" table:default-cell-style-name="Default"/>
        <table:table-row table:style-name="ro1">
          <table:table-cell table:style-name="ce1" office:value-type="string" calcext:value-type="string">
            <text:p>S.No</text:p>
          </table:table-cell>
          <table:table-cell table:style-name="ce1" office:value-type="string" calcext:value-type="string">
            <text:p>Test Case ID</text:p>
          </table:table-cell>
          <table:table-cell table:style-name="ce1" office:value-type="string" calcext:value-type="string">
            <text:p>Test Scenario</text:p>
          </table:table-cell>
          <table:table-cell table:style-name="ce1" office:value-type="string" calcext:value-type="string">
            <text:p>Test Steps</text:p>
          </table:table-cell>
          <table:table-cell table:style-name="ce1" office:value-type="string" calcext:value-type="string">
            <text:p>Test Data</text:p>
          </table:table-cell>
          <table:table-cell table:style-name="ce1" office:value-type="string" calcext:value-type="string">
            <text:p>Expected Results</text:p>
          </table:table-cell>
          <table:table-cell table:style-name="ce1" office:value-type="string" calcext:value-type="string">
            <text:p>Actual Results</text:p>
          </table:table-cell>
          <table:table-cell table:style-name="ce1" office:value-type="string" calcext:value-type="string">
            <text:p>Pass/Fail</text:p>
          </table:table-cell>
          <table:table-cell table:style-name="ce6" table:number-columns-repeated="1016"/>
        </table:table-row>
        <table:table-row table:style-name="ro2">
          <table:table-cell table:style-name="ce2" office:value-type="float" office:value="1" calcext:value-type="float">
            <text:p>1</text:p>
          </table:table-cell>
          <table:table-cell office:value-type="string" calcext:value-type="string">
            <text:p>Part-03-TC- Camera-01</text:p>
          </table:table-cell>
          <table:table-cell table:style-name="ce2" office:value-type="string" calcext:value-type="string">
            <text:p>Verify the Camera should be available in Mobile phone.</text:p>
          </table:table-cell>
          <table:table-cell office:value-type="string" calcext:value-type="string">
            <text:p>1) Open the DUT.</text:p>
            <text:p>2) Check for Camera </text:p>
            <text:p>3) Launch the camera</text:p>
          </table:table-cell>
          <table:table-cell office:value-type="string" calcext:value-type="string">
            <text:p>NA</text:p>
          </table:table-cell>
          <table:table-cell table:style-name="ce2" office:value-type="string" calcext:value-type="string">
            <text:p>Device should have camera &amp; it should be able to launch.</text:p>
          </table:table-cell>
          <table:table-cell office:value-type="string" calcext:value-type="string">
            <text:p>Not Tested</text:p>
          </table:table-cell>
          <table:table-cell office:value-type="string" calcext:value-type="string">
            <text:p>- </text:p>
          </table:table-cell>
          <table:table-cell table:style-name="ce7" table:number-columns-repeated="1016"/>
        </table:table-row>
        <table:table-row table:style-name="ro3">
          <table:table-cell table:style-name="ce2" office:value-type="float" office:value="2" calcext:value-type="float">
            <text:p>2</text:p>
          </table:table-cell>
          <table:table-cell office:value-type="string" calcext:value-type="string">
            <text:p>Part-03-TC- Camera-02</text:p>
          </table:table-cell>
          <table:table-cell table:style-name="Default" office:value-type="string" calcext:value-type="string">
            <text:p>Verify the Camera driver should be </text:p>
            <text:p>Available and installed.</text:p>
          </table:table-cell>
          <table:table-cell table:style-name="ce3" office:value-type="string" calcext:value-type="string">
            <text:p>1)check for camera driver in</text:p>
            <text:p> available device List.</text:p>
            <text:p>2)check /dev/ list for camera driver</text:p>
            <text:p> installation.</text:p>
          </table:table-cell>
          <table:table-cell office:value-type="string" calcext:value-type="string">
            <text:p>NA</text:p>
          </table:table-cell>
          <table:table-cell table:style-name="ce4" office:value-type="string" calcext:value-type="string">
            <text:p>Device should have camera with </text:p>
            <text:p>Installation of camera driver.</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4">
          <table:table-cell table:style-name="ce2" office:value-type="float" office:value="3" calcext:value-type="float">
            <text:p>3</text:p>
          </table:table-cell>
          <table:table-cell office:value-type="string" calcext:value-type="string">
            <text:p>Part-03-TC- Camera-03</text:p>
          </table:table-cell>
          <table:table-cell office:value-type="string" calcext:value-type="string">
            <text:p>Verify the Camera Icon should be available in Mobile phone menu.</text:p>
          </table:table-cell>
          <table:table-cell table:style-name="ce3" office:value-type="string" calcext:value-type="string">
            <text:p>1)Open the phone</text:p>
            <text:p>2)check for Camera Icon in phone.</text:p>
          </table:table-cell>
          <table:table-cell office:value-type="string" calcext:value-type="string">
            <text:p>NA</text:p>
          </table:table-cell>
          <table:table-cell office:value-type="string" calcext:value-type="string">
            <text:p>Phone must have camera icon.</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5">
          <table:table-cell table:style-name="ce2" office:value-type="float" office:value="4" calcext:value-type="float">
            <text:p>4</text:p>
          </table:table-cell>
          <table:table-cell office:value-type="string" calcext:value-type="string">
            <text:p>Part-03-TC- Camera-04</text:p>
          </table:table-cell>
          <table:table-cell office:value-type="string" calcext:value-type="string">
            <text:p>Verify the availability of Led Flash in Camera.</text:p>
          </table:table-cell>
          <table:table-cell office:value-type="string" calcext:value-type="string">
            <text:p>1) Open the DUT.</text:p>
            <text:p>2) Check for Camera </text:p>
            <text:p>3) Launch the camera</text:p>
            <text:p>4)check for availability of Led flash in camera.</text:p>
          </table:table-cell>
          <table:table-cell office:value-type="string" calcext:value-type="string">
            <text:p>NA</text:p>
          </table:table-cell>
          <table:table-cell office:value-type="string" calcext:value-type="string">
            <text:p>Camera must have Led Flash light.</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6">
          <table:table-cell table:style-name="ce2" office:value-type="float" office:value="5" calcext:value-type="float">
            <text:p>5</text:p>
          </table:table-cell>
          <table:table-cell office:value-type="string" calcext:value-type="string">
            <text:p>Part-03-TC- Camera-05</text:p>
          </table:table-cell>
          <table:table-cell office:value-type="string" calcext:value-type="string">
            <text:p>Verify the availability of Single Led Flash in Camera.</text:p>
          </table:table-cell>
          <table:table-cell office:value-type="string" calcext:value-type="string">
            <text:p>1) Open the DUT.</text:p>
            <text:p>2) Check for Camera </text:p>
            <text:p>3) Launch the camera</text:p>
            <text:p>4)check for availability of single Led flash in camera.</text:p>
          </table:table-cell>
          <table:table-cell office:value-type="string" calcext:value-type="string">
            <text:p>NA</text:p>
          </table:table-cell>
          <table:table-cell office:value-type="string" calcext:value-type="string">
            <text:p>Camera must have single Led Flash light.</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7">
          <table:table-cell table:style-name="ce2" office:value-type="float" office:value="6" calcext:value-type="float">
            <text:p>6</text:p>
          </table:table-cell>
          <table:table-cell office:value-type="string" calcext:value-type="string">
            <text:p>Part-03-TC- Camera-06</text:p>
          </table:table-cell>
          <table:table-cell office:value-type="string" calcext:value-type="string">
            <text:p>Verify the availability of Dual Led Flash in Camera.</text:p>
          </table:table-cell>
          <table:table-cell office:value-type="string" calcext:value-type="string">
            <text:p>3) Open the DUT.<text:line-break/>2) Check for Camera <text:line-break/>3) Launch the camera<text:line-break/>4)check for availability of single Led flash in camera.</text:p>
          </table:table-cell>
          <table:table-cell office:value-type="string" calcext:value-type="string">
            <text:p>NA</text:p>
          </table:table-cell>
          <table:table-cell office:value-type="string" calcext:value-type="string">
            <text:p>Camera must have dual Led Flash light.</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8">
          <table:table-cell table:style-name="ce2" office:value-type="float" office:value="7" calcext:value-type="float">
            <text:p>7</text:p>
          </table:table-cell>
          <table:table-cell office:value-type="string" calcext:value-type="string">
            <text:p>Part-03-TC- Camera-07</text:p>
          </table:table-cell>
          <table:table-cell office:value-type="string" calcext:value-type="string">
            <text:p>Verify the availability of Dual camera <text:s/>in mobile phone.</text:p>
          </table:table-cell>
          <table:table-cell office:value-type="string" calcext:value-type="string">
            <text:p>1) Open the DUT.</text:p>
            <text:p><text:span text:style-name="T1">2) Check for Camera </text:span></text:p>
            <text:p>3) Launch the camera</text:p>
            <text:p>4)check for availability of dual camera  in mobile phone.</text:p>
          </table:table-cell>
          <table:table-cell office:value-type="string" calcext:value-type="string">
            <text:p>NA</text:p>
          </table:table-cell>
          <table:table-cell table:style-name="ce3" office:value-type="string" calcext:value-type="string">
            <text:p>Camera must have Dual camera in mobile phone.</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6">
          <table:table-cell table:style-name="ce2" office:value-type="float" office:value="8" calcext:value-type="float">
            <text:p>8</text:p>
          </table:table-cell>
          <table:table-cell office:value-type="string" calcext:value-type="string">
            <text:p>Part-03-TC- Camera-08</text:p>
          </table:table-cell>
          <table:table-cell office:value-type="string" calcext:value-type="string">
            <text:p>Verify the availability of Torch light Camera in Mobile phone..</text:p>
          </table:table-cell>
          <table:table-cell office:value-type="string" calcext:value-type="string">
            <text:p>1) Open the DUT.</text:p>
            <text:p>2) Check for torch light and turn it on.</text:p>
            <text:p>3) find camera and Launch it</text:p>
            <text:p>4)check for taking picture during torch light on.</text:p>
          </table:table-cell>
          <table:table-cell office:value-type="string" calcext:value-type="string">
            <text:p>NA</text:p>
          </table:table-cell>
          <table:table-cell table:style-name="ce3" office:value-type="string" calcext:value-type="string">
            <text:p>camera must be able to operate during torch light on</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6">
          <table:table-cell table:style-name="ce2" office:value-type="float" office:value="9" calcext:value-type="float">
            <text:p>9</text:p>
          </table:table-cell>
          <table:table-cell office:value-type="string" calcext:value-type="string">
            <text:p>Part-03-TC- Camera-09</text:p>
          </table:table-cell>
          <table:table-cell office:value-type="string" calcext:value-type="string">
            <text:p>Verify the availability of Panorama feature in the camera.</text:p>
          </table:table-cell>
          <table:table-cell office:value-type="string" calcext:value-type="string">
            <text:p>1) Open the DUT.</text:p>
            <text:p>2) Launch the camera.</text:p>
            <text:p>3) go to options /settings</text:p>
            <text:p>4)check for availability of panorama feature in it.</text:p>
          </table:table-cell>
          <table:table-cell office:value-type="string" calcext:value-type="string">
            <text:p>NA</text:p>
          </table:table-cell>
          <table:table-cell table:style-name="ce3" office:value-type="string" calcext:value-type="string">
            <text:p>camera must have panorama option in camera features.</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9">
          <table:table-cell table:style-name="ce2" office:value-type="float" office:value="10" calcext:value-type="float">
            <text:p>10</text:p>
          </table:table-cell>
          <table:table-cell office:value-type="string" calcext:value-type="string">
            <text:p>Part-03-TC- Camera-10</text:p>
          </table:table-cell>
          <table:table-cell office:value-type="string" calcext:value-type="string">
            <text:p>Verify the availability of Auto Focus feature in Camera.</text:p>
          </table:table-cell>
          <table:table-cell office:value-type="string" calcext:value-type="string">
            <text:p>1) Open the DUT.</text:p>
            <text:p>2) Launch the camera with preview.</text:p>
            <text:p>3) check for auto focus in camera.</text:p>
          </table:table-cell>
          <table:table-cell office:value-type="string" calcext:value-type="string">
            <text:p>NA</text:p>
          </table:table-cell>
          <table:table-cell table:style-name="ce3" office:value-type="string" calcext:value-type="string">
            <text:p>camera must be able to auto focus on camera view.</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0">
          <table:table-cell table:style-name="ce2" office:value-type="float" office:value="11" calcext:value-type="float">
            <text:p>11</text:p>
          </table:table-cell>
          <table:table-cell office:value-type="string" calcext:value-type="string">
            <text:p>Part-03-TC- Camera-11</text:p>
          </table:table-cell>
          <table:table-cell office:value-type="string" calcext:value-type="string">
            <text:p>Verify the availability of Face Detection  feature in Camera.</text:p>
          </table:table-cell>
          <table:table-cell office:value-type="string" calcext:value-type="string">
            <text:p>1) Open the DUT.</text:p>
            <text:p>2) Launch the camera with preview.</text:p>
            <text:p>3) check for face detection by viewing the face to camera view.</text:p>
          </table:table-cell>
          <table:table-cell office:value-type="string" calcext:value-type="string">
            <text:p>NA</text:p>
          </table:table-cell>
          <table:table-cell table:style-name="ce3" office:value-type="string" calcext:value-type="string">
            <text:p>camera must be able to detect faces in camera view.</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1">
          <table:table-cell/>
          <table:table-cell office:value-type="string" calcext:value-type="string">
            <text:p>Part-03-TC- Camera-12</text:p>
          </table:table-cell>
          <table:table-cell office:value-type="string" calcext:value-type="string">
            <text:p>Verify the availability of Timer feature  feature in Camera.</text:p>
          </table:table-cell>
          <table:table-cell office:value-type="string" calcext:value-type="string">
            <text:p>1) Open the DUT.</text:p>
            <text:p>2) Launch the camera with preview.</text:p>
            <text:p>3) check for Timer option in settings /options.</text:p>
          </table:table-cell>
          <table:table-cell office:value-type="string" calcext:value-type="string">
            <text:p>NA</text:p>
          </table:table-cell>
          <table:table-cell table:style-name="ce3" office:value-type="string" calcext:value-type="string">
            <text:p>camera must have timer feature in camera options/settings.</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1">
          <table:table-cell/>
          <table:table-cell office:value-type="string" calcext:value-type="string">
            <text:p>Part-03-TC- Camera-13</text:p>
          </table:table-cell>
          <table:table-cell office:value-type="string" calcext:value-type="string">
            <text:p>Verify the Zoom x times in Camera.</text:p>
          </table:table-cell>
          <table:table-cell office:value-type="string" calcext:value-type="string">
            <text:p>1) Open the DUT.</text:p>
            <text:p>2) Launch the camera with preview.</text:p>
            <text:p>3) check for zoom -x times by zooming camera view.</text:p>
          </table:table-cell>
          <table:table-cell office:value-type="string" calcext:value-type="string">
            <text:p>NA</text:p>
          </table:table-cell>
          <table:table-cell table:style-name="ce3" office:value-type="string" calcext:value-type="string">
            <text:p>camera view must have standard zoom-x value.</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1">
          <table:table-cell/>
          <table:table-cell office:value-type="string" calcext:value-type="string">
            <text:p>Part-03-TC- Camera-14</text:p>
          </table:table-cell>
          <table:table-cell office:value-type="string" calcext:value-type="string">
            <text:p>Verify the availability of Red eyes correction feature in Camera.</text:p>
          </table:table-cell>
          <table:table-cell office:value-type="string" calcext:value-type="string">
            <text:p>1) Open the DUT.</text:p>
            <text:p>2) Launch the camera with preview.</text:p>
            <text:p>3) go to options/settings and check for red eye reduction option.</text:p>
          </table:table-cell>
          <table:table-cell office:value-type="string" calcext:value-type="string">
            <text:p>NA</text:p>
          </table:table-cell>
          <table:table-cell office:value-type="string" calcext:value-type="string">
            <text:p>Camera should have red eye reduction options</text:p>
            <text:p>We can turn it on/off based on the requirement.</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8">
          <table:table-cell/>
          <table:table-cell office:value-type="string" calcext:value-type="string">
            <text:p>Part-03-TC- Camera-15</text:p>
          </table:table-cell>
          <table:table-cell office:value-type="string" calcext:value-type="string">
            <text:p>Verify the availability of front and rear feature in Camera.</text:p>
          </table:table-cell>
          <table:table-cell office:value-type="string" calcext:value-type="string">
            <text:p>1) Open the DUT.</text:p>
            <text:p>2) Launch the camera with preview.</text:p>
            <text:p>3) camera should view with front view.</text:p>
            <text:p>4)when rear view is cliked camera view should turn to rear view. </text:p>
          </table:table-cell>
          <table:table-cell office:value-type="string" calcext:value-type="string">
            <text:p>NA</text:p>
          </table:table-cell>
          <table:table-cell office:value-type="string" calcext:value-type="string">
            <text:p>camera must view both front and rear view.</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6">
          <table:table-cell/>
          <table:table-cell office:value-type="string" calcext:value-type="string">
            <text:p>Part-03-TC- Camera-16</text:p>
          </table:table-cell>
          <table:table-cell office:value-type="string" calcext:value-type="string">
            <text:p>Verify the availability of front with flash feature in Camera.</text:p>
          </table:table-cell>
          <table:table-cell office:value-type="string" calcext:value-type="string">
            <text:p>1) Open the DUT.</text:p>
            <text:p>2) Launch the camera with preview.</text:p>
            <text:p>3) camera should view with front view.</text:p>
            <text:p>4)check for front camera with flash feature.</text:p>
          </table:table-cell>
          <table:table-cell office:value-type="string" calcext:value-type="string">
            <text:p>NA</text:p>
          </table:table-cell>
          <table:table-cell office:value-type="string" calcext:value-type="string">
            <text:p>Camera must have flash light for front camera.</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2" table:number-rows-repeated="2">
          <table:table-cell table:number-columns-repeated="2"/>
          <table:table-cell table:style-name="Default" table:number-columns-repeated="2"/>
          <table:table-cell table:number-columns-repeated="1020"/>
        </table:table-row>
        <table:table-row table:style-name="ro12">
          <table:table-cell table:number-columns-repeated="2"/>
          <table:table-cell table:style-name="Default" table:number-columns-repeated="2"/>
          <table:table-cell table:number-columns-repeated="2"/>
          <table:table-cell table:style-name="Default"/>
          <table:table-cell table:number-columns-repeated="1017"/>
        </table:table-row>
        <table:table-row table:style-name="ro12" table:number-rows-repeated="2">
          <table:table-cell table:number-columns-repeated="2"/>
          <table:table-cell table:style-name="Default" table:number-columns-repeated="2"/>
          <table:table-cell table:number-columns-repeated="2"/>
          <table:table-cell table:style-name="Default" table:number-columns-repeated="2"/>
          <table:table-cell table:number-columns-repeated="1016"/>
        </table:table-row>
        <table:table-row table:style-name="ro12" table:number-rows-repeated="2">
          <table:table-cell table:number-columns-repeated="2"/>
          <table:table-cell table:style-name="Default" table:number-columns-repeated="3"/>
          <table:table-cell/>
          <table:table-cell table:style-name="Default" table:number-columns-repeated="2"/>
          <table:table-cell table:number-columns-repeated="1016"/>
        </table:table-row>
        <table:table-row table:style-name="ro12">
          <table:table-cell table:number-columns-repeated="2"/>
          <table:table-cell table:style-name="Default" table:number-columns-repeated="3"/>
          <table:table-cell/>
          <table:table-cell table:style-name="Default" table:number-columns-repeated="2"/>
          <table:table-cell table:number-columns-repeated="1016"/>
        </table:table-row>
      </table:table>
      <table:table table:name="part4" table:style-name="ta1">
        <table:table-column table:style-name="co9" table:default-cell-style-name="ce2"/>
        <table:table-column table:style-name="co7" table:default-cell-style-name="ce2"/>
        <table:table-column table:style-name="co10" table:default-cell-style-name="ce3"/>
        <table:table-column table:style-name="co11" table:default-cell-style-name="ce2"/>
        <table:table-column table:style-name="co12" table:default-cell-style-name="ce2"/>
        <table:table-column table:style-name="co13" table:default-cell-style-name="ce3"/>
        <table:table-column table:style-name="co14" table:default-cell-style-name="ce2"/>
        <table:table-column table:style-name="co8" table:default-cell-style-name="ce5"/>
        <table:table-column table:style-name="co8" table:number-columns-repeated="1016" table:default-cell-style-name="Default"/>
        <table:table-row table:style-name="ro1">
          <table:table-cell table:style-name="ce1" office:value-type="string" calcext:value-type="string">
            <text:p>S.No</text:p>
          </table:table-cell>
          <table:table-cell table:style-name="ce1" office:value-type="string" calcext:value-type="string">
            <text:p>Test Case ID</text:p>
          </table:table-cell>
          <table:table-cell table:style-name="ce1" office:value-type="string" calcext:value-type="string">
            <text:p>Test Scenario</text:p>
          </table:table-cell>
          <table:table-cell table:style-name="ce1" office:value-type="string" calcext:value-type="string">
            <text:p>Test Steps</text:p>
          </table:table-cell>
          <table:table-cell table:style-name="ce1" office:value-type="string" calcext:value-type="string">
            <text:p>Test Data</text:p>
          </table:table-cell>
          <table:table-cell table:style-name="ce1" office:value-type="string" calcext:value-type="string">
            <text:p>Expected Results</text:p>
          </table:table-cell>
          <table:table-cell table:style-name="ce1" office:value-type="string" calcext:value-type="string">
            <text:p>Actual Results</text:p>
          </table:table-cell>
          <table:table-cell table:style-name="ce1" office:value-type="string" calcext:value-type="string">
            <text:p>Pass/Fail</text:p>
          </table:table-cell>
          <table:table-cell table:style-name="ce6" table:number-columns-repeated="1016"/>
        </table:table-row>
        <table:table-row table:style-name="ro13">
          <table:table-cell office:value-type="float" office:value="1" calcext:value-type="float">
            <text:p>1</text:p>
          </table:table-cell>
          <table:table-cell office:value-type="string" calcext:value-type="string">
            <text:p>Part-04-TC- Camera-01</text:p>
          </table:table-cell>
          <table:table-cell office:value-type="string" calcext:value-type="string">
            <text:p>Verify the availability of High dynamic range(HDR) feature in Camera.</text:p>
          </table:table-cell>
          <table:table-cell office:value-type="string" calcext:value-type="string">
            <text:p>1) Open the DUT.</text:p>
            <text:p>2) Check for Camera </text:p>
            <text:p>3) Launch the camera</text:p>
            <text:p>4)check for HDR option</text:p>
          </table:table-cell>
          <table:table-cell office:value-type="string" calcext:value-type="string">
            <text:p>NA</text:p>
          </table:table-cell>
          <table:table-cell table:style-name="ce2" office:value-type="string" calcext:value-type="string">
            <text:p>Camera must have the HDR option.</text:p>
          </table:table-cell>
          <table:table-cell office:value-type="string" calcext:value-type="string">
            <text:p>Not Tested</text:p>
          </table:table-cell>
          <table:table-cell office:value-type="string" calcext:value-type="string">
            <text:p>- </text:p>
          </table:table-cell>
          <table:table-cell table:style-name="ce7" table:number-columns-repeated="1016"/>
        </table:table-row>
        <table:table-row table:style-name="ro14">
          <table:table-cell office:value-type="float" office:value="2" calcext:value-type="float">
            <text:p>2</text:p>
          </table:table-cell>
          <table:table-cell office:value-type="string" calcext:value-type="string">
            <text:p>Part-04-TC- Camera-02</text:p>
          </table:table-cell>
          <table:table-cell office:value-type="string" calcext:value-type="string">
            <text:p>Verify the camera is Video Graphics Array (VGA) or standard defination and refers to 480 p.</text:p>
          </table:table-cell>
          <table:table-cell office:value-type="string" calcext:value-type="string">
            <text:p>1) Open the DUT.</text:p>
            <text:p>2) Check for Camera </text:p>
            <text:p>3) Launch the camera</text:p>
            <text:p>4)take the picture in standard defination.</text:p>
            <text:p>5)check for the pixels of picture </text:p>
          </table:table-cell>
          <table:table-cell office:value-type="string" calcext:value-type="string">
            <text:p>NA</text:p>
          </table:table-cell>
          <table:table-cell table:style-name="ce9" office:value-type="string" calcext:value-type="string">
            <text:p>Image pixels should be </text:p>
            <text:p>around 480p</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5">
          <table:table-cell office:value-type="float" office:value="3" calcext:value-type="float">
            <text:p>3</text:p>
          </table:table-cell>
          <table:table-cell office:value-type="string" calcext:value-type="string">
            <text:p>Part-04-TC- Camera-03</text:p>
          </table:table-cell>
          <table:table-cell office:value-type="string" calcext:value-type="string">
            <text:p>Verify the camera is High Defination quality and refers to 720p.</text:p>
          </table:table-cell>
          <table:table-cell office:value-type="string" calcext:value-type="string">
            <text:p>1) Open the DUT.</text:p>
            <text:p>2) Check for Camera </text:p>
            <text:p>3) Launch the camera</text:p>
            <text:p>4)take the picture in HD quality.</text:p>
            <text:p>5)check for the pixels of picture </text:p>
          </table:table-cell>
          <table:table-cell office:value-type="string" calcext:value-type="string">
            <text:p>NA</text:p>
          </table:table-cell>
          <table:table-cell table:style-name="ce9" office:value-type="string" calcext:value-type="string">
            <text:p>Image pixels should be </text:p>
            <text:p>around 720p</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6">
          <table:table-cell office:value-type="float" office:value="4" calcext:value-type="float">
            <text:p>4</text:p>
          </table:table-cell>
          <table:table-cell office:value-type="string" calcext:value-type="string">
            <text:p>Part-04-TC- Camera-04</text:p>
          </table:table-cell>
          <table:table-cell office:value-type="string" calcext:value-type="string">
            <text:p>Verify the camera is Full High Defination quality and refers to 1080p.</text:p>
          </table:table-cell>
          <table:table-cell office:value-type="string" calcext:value-type="string">
            <text:p>1) Open the DUT.</text:p>
            <text:p>2) Check for Camera </text:p>
            <text:p>3) Launch the camera</text:p>
            <text:p>4)take the picture in FHD quality.</text:p>
            <text:p>5)check for the pixels of picture </text:p>
          </table:table-cell>
          <table:table-cell office:value-type="string" calcext:value-type="string">
            <text:p>NA</text:p>
          </table:table-cell>
          <table:table-cell table:style-name="ce9" office:value-type="string" calcext:value-type="string">
            <text:p>Image pixels should be </text:p>
            <text:p>around 1080p</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6">
          <table:table-cell office:value-type="float" office:value="5" calcext:value-type="float">
            <text:p>5</text:p>
          </table:table-cell>
          <table:table-cell office:value-type="string" calcext:value-type="string">
            <text:p>Part-04-TC- Camera-05</text:p>
          </table:table-cell>
          <table:table-cell office:value-type="string" calcext:value-type="string">
            <text:p>Verify the megapixels of a camera .</text:p>
          </table:table-cell>
          <table:table-cell office:value-type="string" calcext:value-type="string">
            <text:p>1) Open the DUT.</text:p>
            <text:p>2) Check for Camera </text:p>
            <text:p>3) Launch the camera</text:p>
            <text:p>4)go for settings and check for Megapixels..</text:p>
          </table:table-cell>
          <table:table-cell office:value-type="string" calcext:value-type="string">
            <text:p>NA</text:p>
          </table:table-cell>
          <table:table-cell office:value-type="string" calcext:value-type="string">
            <text:p>camera should have the standard megapixels .</text:p>
            <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8">
          <table:table-cell office:value-type="float" office:value="6" calcext:value-type="float">
            <text:p>6</text:p>
          </table:table-cell>
          <table:table-cell office:value-type="string" calcext:value-type="string">
            <text:p>Part-04-TC- Camera-06</text:p>
          </table:table-cell>
          <table:table-cell office:value-type="string" calcext:value-type="string">
            <text:p>Verify the resolutions of a camera .</text:p>
          </table:table-cell>
          <table:table-cell office:value-type="string" calcext:value-type="string">
            <text:p>1) Open the DUT.</text:p>
            <text:p>2) Check for Camera </text:p>
            <text:p>3) Launch the camera</text:p>
            <text:p>4)go for settings and check for resolutions.</text:p>
          </table:table-cell>
          <table:table-cell office:value-type="string" calcext:value-type="string">
            <text:p>NA</text:p>
          </table:table-cell>
          <table:table-cell office:value-type="string" calcext:value-type="string">
            <text:p>camera should have the standard resolutions..</text:p>
            <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7">
          <table:table-cell office:value-type="float" office:value="7" calcext:value-type="float">
            <text:p>7</text:p>
          </table:table-cell>
          <table:table-cell office:value-type="string" calcext:value-type="string">
            <text:p>Part-04-TC- Camera-07</text:p>
          </table:table-cell>
          <table:table-cell office:value-type="string" calcext:value-type="string">
            <text:p>Verify the Frames Per Second (FPS) of the Camera (FPS 24 is widely used for Movie Making and FPS 30)</text:p>
          </table:table-cell>
          <table:table-cell office:value-type="string" calcext:value-type="string">
            <text:p>1) Open the DUT.</text:p>
            <text:p>2) Check for Camera </text:p>
            <text:p>3) Launch the camera</text:p>
            <text:p>4)check for how many frames can be captured per sec.</text:p>
          </table:table-cell>
          <table:table-cell office:value-type="string" calcext:value-type="string">
            <text:p>NA</text:p>
          </table:table-cell>
          <table:table-cell office:value-type="string" calcext:value-type="string">
            <text:p> Camera should be able to capture standard frames per second (FPS 24 is widely used for Movie Making and FPS 30)</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8">
          <table:table-cell office:value-type="float" office:value="8" calcext:value-type="float">
            <text:p>8</text:p>
          </table:table-cell>
          <table:table-cell office:value-type="string" calcext:value-type="string">
            <text:p>Part-04-TC- Camera-08</text:p>
          </table:table-cell>
          <table:table-cell office:value-type="string" calcext:value-type="string">
            <text:p>Verify the Pixel Per Inch (PPI) of Camera.</text:p>
          </table:table-cell>
          <table:table-cell office:value-type="string" calcext:value-type="string">
            <text:p>1) Open the DUT.</text:p>
            <text:p>2) Check for Camera </text:p>
            <text:p>3) Launch the camera</text:p>
            <text:p>4)check for Pixel per inch of a camera.</text:p>
          </table:table-cell>
          <table:table-cell office:value-type="string" calcext:value-type="string">
            <text:p>NA</text:p>
          </table:table-cell>
          <table:table-cell office:value-type="string" calcext:value-type="string">
            <text:p>Pixel Per Inch of the Camera should be as per the Camera requirements and should maintain standards.</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4">
          <table:table-cell office:value-type="float" office:value="9" calcext:value-type="float">
            <text:p>9</text:p>
          </table:table-cell>
          <table:table-cell office:value-type="string" calcext:value-type="string">
            <text:p>Part-04-TC- Camera-09</text:p>
          </table:table-cell>
          <table:table-cell office:value-type="string" calcext:value-type="string">
            <text:p>Verify the Dots Per Inch (DPI) of Camera</text:p>
          </table:table-cell>
          <table:table-cell office:value-type="string" calcext:value-type="string">
            <text:p>1) Open the DUT.</text:p>
            <text:p>2) Check for Camera </text:p>
            <text:p>3) Launch the camera</text:p>
            <text:p>4)check for Pixel per inch of a camera.</text:p>
          </table:table-cell>
          <table:table-cell office:value-type="string" calcext:value-type="string">
            <text:p>NA</text:p>
          </table:table-cell>
          <table:table-cell office:value-type="string" calcext:value-type="string">
            <text:p>Dots Per Inch of the Camera should be as per the Camera requirements nd should maintain standards.</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9">
          <table:table-cell office:value-type="float" office:value="10" calcext:value-type="float">
            <text:p>10</text:p>
          </table:table-cell>
          <table:table-cell office:value-type="string" calcext:value-type="string">
            <text:p>Part-04-TC- Camera-10</text:p>
          </table:table-cell>
          <table:table-cell office:value-type="string" calcext:value-type="string">
            <text:p>Verify the Compression Ratio (CR) of Camera</text:p>
          </table:table-cell>
          <table:table-cell office:value-type="string" calcext:value-type="string">
            <text:p>1) Open the DUT.</text:p>
            <text:p>2) Check for Camera </text:p>
            <text:p>3) Launch the camera</text:p>
            <text:p>4)check for CR of a camera.</text:p>
          </table:table-cell>
          <table:table-cell office:value-type="string" calcext:value-type="string">
            <text:p>NA</text:p>
          </table:table-cell>
          <table:table-cell office:value-type="string" calcext:value-type="string">
            <text:p>Compression Ratio of the Camera should be as per the Camera requirements nd should maintain standards.</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0">
          <table:table-cell office:value-type="float" office:value="11" calcext:value-type="float">
            <text:p>11</text:p>
          </table:table-cell>
          <table:table-cell office:value-type="string" calcext:value-type="string">
            <text:p>Part-04-TC- Camera-11</text:p>
          </table:table-cell>
          <table:table-cell office:value-type="string" calcext:value-type="string">
            <text:p>Verify the Zoom In/Out functionality in Camera.</text:p>
          </table:table-cell>
          <table:table-cell office:value-type="string" calcext:value-type="string">
            <text:p>1) Open the DUT.</text:p>
            <text:p>2) Check for Camera </text:p>
            <text:p>3) Launch the camera with preview</text:p>
            <text:p>4)Perform Zoom-IN and Zoom-OUT functionality.</text:p>
          </table:table-cell>
          <table:table-cell office:value-type="string" calcext:value-type="string">
            <text:p>NA</text:p>
          </table:table-cell>
          <table:table-cell office:value-type="string" calcext:value-type="string">
            <text:p>Camara view should be closer to the image or longer to the actual image when Zoom In/Out</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1">
          <table:table-cell office:value-type="float" office:value="12" calcext:value-type="float">
            <text:p>12</text:p>
          </table:table-cell>
          <table:table-cell office:value-type="string" calcext:value-type="string">
            <text:p>Part-04-TC- Camera-12</text:p>
          </table:table-cell>
          <table:table-cell office:value-type="string" calcext:value-type="string">
            <text:p>Verify the Angle of View of the Camera</text:p>
          </table:table-cell>
          <table:table-cell office:value-type="string" calcext:value-type="string">
            <text:p>1) Open the DUT.</text:p>
            <text:p>2) Check for Camera </text:p>
            <text:p>3) Launch the camera with preview</text:p>
            <text:p>4)see the camera view in different angles..</text:p>
          </table:table-cell>
          <table:table-cell office:value-type="string" calcext:value-type="string">
            <text:p>NA</text:p>
          </table:table-cell>
          <table:table-cell office:value-type="string" calcext:value-type="string">
            <text:p>Should able to capture the images by putting camera in all the angles</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0">
          <table:table-cell office:value-type="float" office:value="13" calcext:value-type="float">
            <text:p>13</text:p>
          </table:table-cell>
          <table:table-cell office:value-type="string" calcext:value-type="string">
            <text:p>Part-04-TC- Camera-13</text:p>
          </table:table-cell>
          <table:table-cell office:value-type="string" calcext:value-type="string">
            <text:p>Verify the Aperture (Example: f/2.0, f/2.2, f/22 etc.) of the Camera (More Aperture means more sensors get more light for better Picture quality).</text:p>
          </table:table-cell>
          <table:table-cell office:value-type="string" calcext:value-type="string">
            <text:p>1) Open the DUT.</text:p>
            <text:p>2) Check for Camera </text:p>
            <text:p>3) Launch the camera with preview</text:p>
            <text:p>4)see the camera view in different angles.</text:p>
          </table:table-cell>
          <table:table-cell office:value-type="string" calcext:value-type="string">
            <text:p>NA</text:p>
          </table:table-cell>
          <table:table-cell office:value-type="string" calcext:value-type="string">
            <text:p>Images should be more brighter when keep the camera in Apeture mode</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2">
          <table:table-cell office:value-type="float" office:value="14" calcext:value-type="float">
            <text:p>14</text:p>
          </table:table-cell>
          <table:table-cell office:value-type="string" calcext:value-type="string">
            <text:p>Part-04-TC- Camera-14</text:p>
          </table:table-cell>
          <table:table-cell office:value-type="string" calcext:value-type="string">
            <text:p>Verify the Sensors (CMOS or CCD or any) availability in Camera.</text:p>
          </table:table-cell>
          <table:table-cell office:value-type="string" calcext:value-type="string">
            <text:p>1) Open the DUT.</text:p>
            <text:p>2) Check for Camera </text:p>
            <text:p>3) Launch the camera .</text:p>
            <text:p>4)check all the sensors functionalities.</text:p>
          </table:table-cell>
          <table:table-cell office:value-type="string" calcext:value-type="string">
            <text:p>NA</text:p>
          </table:table-cell>
          <table:table-cell office:value-type="string" calcext:value-type="string">
            <text:p>All sensors which are in camera should worked as per funcionality.</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3">
          <table:table-cell office:value-type="float" office:value="15" calcext:value-type="float">
            <text:p>15</text:p>
          </table:table-cell>
          <table:table-cell office:value-type="string" calcext:value-type="string">
            <text:p>Part-04-TC- Camera-15</text:p>
          </table:table-cell>
          <table:table-cell table:style-name="ce8" office:value-type="string" calcext:value-type="string">
            <text:p>Verify the Angle of Coverage of the Camera.</text:p>
          </table:table-cell>
          <table:table-cell office:value-type="string" calcext:value-type="string">
            <text:p>1) Open the DUT.</text:p>
            <text:p>2) Check for Camera </text:p>
            <text:p>3) Launch the camera with view.</text:p>
            <text:p>4)check the angle of coverage of the camera.</text:p>
          </table:table-cell>
          <table:table-cell office:value-type="string" calcext:value-type="string">
            <text:p>NA</text:p>
          </table:table-cell>
          <table:table-cell office:value-type="string" calcext:value-type="string">
            <text:p>Camera must cover the standard angle of coverage .</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2">
          <table:table-cell table:style-name="Default" table:number-columns-repeated="2"/>
          <table:table-cell/>
          <table:table-cell table:style-name="Default" table:number-columns-repeated="5"/>
          <table:table-cell table:number-columns-repeated="1016"/>
        </table:table-row>
      </table:table>
      <table:table table:name="Sheet1" table:style-name="ta1">
        <table:table-column table:style-name="co15" table:default-cell-style-name="ce2"/>
        <table:table-column table:style-name="co16" table:default-cell-style-name="ce2"/>
        <table:table-column table:style-name="co17" table:default-cell-style-name="ce13"/>
        <table:table-column table:style-name="co18" table:default-cell-style-name="ce2"/>
        <table:table-column table:style-name="co19" table:default-cell-style-name="ce2"/>
        <table:table-column table:style-name="co20" table:default-cell-style-name="ce13"/>
        <table:table-column table:style-name="co21" table:default-cell-style-name="ce2"/>
        <table:table-column table:style-name="co8" table:default-cell-style-name="ce5"/>
        <table:table-column table:style-name="co8" table:number-columns-repeated="1016" table:default-cell-style-name="ce7"/>
        <table:table-row table:style-name="ro1">
          <table:table-cell table:style-name="ce1" office:value-type="string" calcext:value-type="string">
            <text:p>S.No</text:p>
          </table:table-cell>
          <table:table-cell table:style-name="ce1" office:value-type="string" calcext:value-type="string">
            <text:p>Test Case ID</text:p>
          </table:table-cell>
          <table:table-cell table:style-name="ce1" office:value-type="string" calcext:value-type="string">
            <text:p>Test Scenario</text:p>
          </table:table-cell>
          <table:table-cell table:style-name="ce1" office:value-type="string" calcext:value-type="string">
            <text:p>Test Steps</text:p>
          </table:table-cell>
          <table:table-cell table:style-name="ce1" office:value-type="string" calcext:value-type="string">
            <text:p>Test Data</text:p>
          </table:table-cell>
          <table:table-cell table:style-name="ce1" office:value-type="string" calcext:value-type="string">
            <text:p>Expected Results</text:p>
          </table:table-cell>
          <table:table-cell table:style-name="ce1" office:value-type="string" calcext:value-type="string">
            <text:p>Actual Results</text:p>
          </table:table-cell>
          <table:table-cell table:style-name="ce1" office:value-type="string" calcext:value-type="string">
            <text:p>Pass/Fail</text:p>
          </table:table-cell>
          <table:table-cell table:style-name="ce6" table:number-columns-repeated="1016"/>
        </table:table-row>
        <table:table-row table:style-name="ro2">
          <table:table-cell office:value-type="float" office:value="1" calcext:value-type="float">
            <text:p>1</text:p>
          </table:table-cell>
          <table:table-cell office:value-type="string" calcext:value-type="string">
            <text:p>TC- Camera-01</text:p>
          </table:table-cell>
          <table:table-cell table:style-name="ce2" office:value-type="string" calcext:value-type="string">
            <text:p>Switch on the camera and check if it turns ON.</text:p>
          </table:table-cell>
          <table:table-cell office:value-type="string" calcext:value-type="string">
            <text:p>1) Open the DUT.</text:p>
            <text:p>2) Check for Camera </text:p>
            <text:p>3) Launch the camera</text:p>
          </table:table-cell>
          <table:table-cell office:value-type="string" calcext:value-type="string">
            <text:p>NA</text:p>
          </table:table-cell>
          <table:table-cell table:style-name="ce2" office:value-type="string" calcext:value-type="string">
            <text:p>Device should be able to launch the camera along with preview</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1">
          <table:table-cell office:value-type="float" office:value="2" calcext:value-type="float">
            <text:p>2</text:p>
          </table:table-cell>
          <table:table-cell office:value-type="string" calcext:value-type="string">
            <text:p>TC- Camera-02</text:p>
          </table:table-cell>
          <table:table-cell table:style-name="ce2" office:value-type="string" calcext:value-type="string">
            <text:p>Switch off the camera and verify if it turns OFF.</text:p>
          </table:table-cell>
          <table:table-cell office:value-type="string" calcext:value-type="string">
            <text:p>1)Open the DUT.</text:p>
            <text:p>2)Check for Camera.</text:p>
            <text:p>3)Launch the camera.</text:p>
            <text:p>4)Switch off the Camera</text:p>
          </table:table-cell>
          <table:table-cell office:value-type="string" calcext:value-type="string">
            <text:p>NA</text:p>
          </table:table-cell>
          <table:table-cell table:style-name="ce2" office:value-type="string" calcext:value-type="string">
            <text:p> Device should be able to switch off the Camera</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7">
          <table:table-cell office:value-type="float" office:value="3" calcext:value-type="float">
            <text:p>3</text:p>
          </table:table-cell>
          <table:table-cell office:value-type="string" calcext:value-type="string">
            <text:p>TC- Camera-03</text:p>
          </table:table-cell>
          <table:table-cell table:style-name="ce2" office:value-type="string" calcext:value-type="string">
            <text:p>Click the photo and check if the camera pick up  the still image of the object under target.</text:p>
          </table:table-cell>
          <table:table-cell office:value-type="string" calcext:value-type="string">
            <text:p>1) Open the DUT. </text:p>
            <text:p>2) Check for Camera  </text:p>
            <text:p>3) Launch the camera</text:p>
            <text:p>4)Click the photo</text:p>
          </table:table-cell>
          <table:table-cell office:value-type="string" calcext:value-type="string">
            <text:p>NA</text:p>
          </table:table-cell>
          <table:table-cell table:style-name="ce2" office:value-type="string" calcext:value-type="string">
            <text:p> Camera shouldbe able to <text:s/>capture the image.</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4">
          <table:table-cell office:value-type="float" office:value="4" calcext:value-type="float">
            <text:p>4</text:p>
          </table:table-cell>
          <table:table-cell office:value-type="string" calcext:value-type="string">
            <text:p>TC- Camera-04</text:p>
          </table:table-cell>
          <table:table-cell table:style-name="ce2" office:value-type="string" calcext:value-type="string">
            <text:p>Hold the camera and check if the camera  holds the focus on the objects automatically.</text:p>
          </table:table-cell>
          <table:table-cell office:value-type="string" calcext:value-type="string">
            <text:p>1) Open the DUT. </text:p>
            <text:p>2) Check for Camera  </text:p>
            <text:p>3) Launch the camera</text:p>
            <text:p>4)Hold the Camera</text:p>
          </table:table-cell>
          <table:table-cell office:value-type="string" calcext:value-type="string">
            <text:p>NA</text:p>
          </table:table-cell>
          <table:table-cell table:style-name="ce2" office:value-type="string" calcext:value-type="string">
            <text:p>Camere must hold the focus on the objects targeted .</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5">
          <table:table-cell office:value-type="float" office:value="5" calcext:value-type="float">
            <text:p>5</text:p>
          </table:table-cell>
          <table:table-cell office:value-type="string" calcext:value-type="string">
            <text:p>TC- Camera-05</text:p>
          </table:table-cell>
          <table:table-cell table:style-name="ce2" office:value-type="string" calcext:value-type="string">
            <text:p>If the camera is flicking then check if it focuses on the particular object under focus.</text:p>
          </table:table-cell>
          <table:table-cell office:value-type="string" calcext:value-type="string">
            <text:p>1) Open the DUT. </text:p>
            <text:p>2) Check for Camera  </text:p>
            <text:p>3) Launch the camera</text:p>
            <text:p>4)Hold the Camera</text:p>
            <text:p>5)Focus on particular object</text:p>
          </table:table-cell>
          <table:table-cell office:value-type="string" calcext:value-type="string">
            <text:p>NA</text:p>
          </table:table-cell>
          <table:table-cell table:style-name="ce2" office:value-type="string" calcext:value-type="string">
            <text:p> Camera must focus on the particular object,wich is under focus during flicking.</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6">
          <table:table-cell office:value-type="float" office:value="6" calcext:value-type="float">
            <text:p>6</text:p>
          </table:table-cell>
          <table:table-cell office:value-type="string" calcext:value-type="string">
            <text:p>TC- Camera-06</text:p>
          </table:table-cell>
          <table:table-cell table:style-name="ce12" office:value-type="string" calcext:value-type="string">
            <text:p>Turn on the flash and flick the camera to see if that turns on the flash.</text:p>
          </table:table-cell>
          <table:table-cell office:value-type="string" calcext:value-type="string">
            <text:p>1) Open the DUT. </text:p>
            <text:p>2) Check for Camera  </text:p>
            <text:p>3) Launch the camera</text:p>
            <text:p>4)Turn on the flash</text:p>
            <text:p>5)Flick the Camera</text:p>
            <text:p>6)Check if it turns on the flash</text:p>
          </table:table-cell>
          <table:table-cell office:value-type="string" calcext:value-type="string">
            <text:p>NA</text:p>
          </table:table-cell>
          <table:table-cell table:style-name="ce15" office:value-type="string" calcext:value-type="string">
            <text:p>Camera must turn on the flash during flicking.</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6">
          <table:table-cell office:value-type="float" office:value="7" calcext:value-type="float">
            <text:p>7</text:p>
          </table:table-cell>
          <table:table-cell office:value-type="string" calcext:value-type="string">
            <text:p>TC- Camera-07</text:p>
          </table:table-cell>
          <table:table-cell office:value-type="string" calcext:value-type="string">
            <text:p>Turn off the camera and then click on the flick and check if it turns off the flash.</text:p>
          </table:table-cell>
          <table:table-cell office:value-type="string" calcext:value-type="string">
            <text:p>1) Open the DUT. </text:p>
            <text:p>2) Check for Camera  </text:p>
            <text:p>3) Launch the camera</text:p>
            <text:p>4)Turn off the Camera</text:p>
            <text:p>5)Click on the flick</text:p>
            <text:p>6)Check if it turns off the flash</text:p>
          </table:table-cell>
          <table:table-cell office:value-type="string" calcext:value-type="string">
            <text:p>NA</text:p>
          </table:table-cell>
          <table:table-cell table:style-name="ce15" office:value-type="string" calcext:value-type="string">
            <text:p>Camera should be able to turn off the flash on flick click.</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6">
          <table:table-cell office:value-type="float" office:value="8" calcext:value-type="float">
            <text:p>8</text:p>
          </table:table-cell>
          <table:table-cell office:value-type="string" calcext:value-type="string">
            <text:p>TC- Camera-08</text:p>
          </table:table-cell>
          <table:table-cell office:value-type="string" calcext:value-type="string">
            <text:p>Take the picture from camera and randomly and see if after taking the picture camera comes back to ready mode for you to take another picture.</text:p>
          </table:table-cell>
          <table:table-cell office:value-type="string" calcext:value-type="string">
            <text:p>1) Open the DUT. </text:p>
            <text:p>2) Check for Camera  </text:p>
            <text:p>3) Launch the camera</text:p>
            <text:p>4)Take the pictures randomly</text:p>
            <text:p>5)Check whether it comes back to ready mode to take another picture</text:p>
          </table:table-cell>
          <table:table-cell office:value-type="string" calcext:value-type="string">
            <text:p>NA</text:p>
          </table:table-cell>
          <table:table-cell table:style-name="ce15" office:value-type="string" calcext:value-type="string">
            <text:p>Camera should be able to <text:s/>come back to ready mode to take another picture after tavking picture.</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8">
          <table:table-cell office:value-type="float" office:value="9" calcext:value-type="float">
            <text:p>9</text:p>
          </table:table-cell>
          <table:table-cell office:value-type="string" calcext:value-type="string">
            <text:p>TC- Camera-09</text:p>
          </table:table-cell>
          <table:table-cell office:value-type="string" calcext:value-type="string">
            <text:p>Check if the pictures are being saved in the camera storage.</text:p>
          </table:table-cell>
          <table:table-cell office:value-type="string" calcext:value-type="string">
            <text:p>1) Open the DUT. </text:p>
            <text:p>2) Check for Camera  </text:p>
            <text:p>3) Launch the camera</text:p>
            <text:p>4)Capture the image</text:p>
            <text:p>5)Open Camera storage</text:p>
          </table:table-cell>
          <table:table-cell office:value-type="string" calcext:value-type="string">
            <text:p>NA</text:p>
          </table:table-cell>
          <table:table-cell table:style-name="ce15" office:value-type="string" calcext:value-type="string">
            <text:p>Image must be saved in the camera storage after capturing the image. </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8">
          <table:table-cell office:value-type="float" office:value="10" calcext:value-type="float">
            <text:p>10</text:p>
          </table:table-cell>
          <table:table-cell office:value-type="string" calcext:value-type="string">
            <text:p>TC- Camera-10</text:p>
          </table:table-cell>
          <table:table-cell office:value-type="string" calcext:value-type="string">
            <text:p>Check the default settings for the camera picture quality and the file format are as per the factory settings.</text:p>
          </table:table-cell>
          <table:table-cell office:value-type="string" calcext:value-type="string">
            <text:p>1) Open the DUT. </text:p>
            <text:p>2) Check for Camera  </text:p>
            <text:p>3) Launch the camera</text:p>
            <text:p>4)Open the Camera settings</text:p>
            <text:p>5)Check default settings of Camera</text:p>
          </table:table-cell>
          <table:table-cell office:value-type="string" calcext:value-type="string">
            <text:p>NA</text:p>
          </table:table-cell>
          <table:table-cell office:value-type="string" calcext:value-type="string">
            <text:p>The default settings for the camera picture quality and the file format should be as per <text:s/>factory settings.</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8">
          <table:table-cell office:value-type="float" office:value="11" calcext:value-type="float">
            <text:p>11</text:p>
          </table:table-cell>
          <table:table-cell office:value-type="string" calcext:value-type="string">
            <text:p>TC- Camera-11</text:p>
          </table:table-cell>
          <table:table-cell office:value-type="string" calcext:value-type="string">
            <text:p>Check if the night mode is off by default.</text:p>
          </table:table-cell>
          <table:table-cell office:value-type="string" calcext:value-type="string">
            <text:p>1) Open the DUT. </text:p>
            <text:p>2) Check for Camera  </text:p>
            <text:p>3) Launch the camera</text:p>
            <text:p>4)Open the Camera settings</text:p>
            <text:p>5)Check the night mode settings</text:p>
          </table:table-cell>
          <table:table-cell office:value-type="string" calcext:value-type="string">
            <text:p>NA</text:p>
          </table:table-cell>
          <table:table-cell table:style-name="ce15" office:value-type="string" calcext:value-type="string">
            <text:p>The Night mode should be off by default in default settings.</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7">
          <table:table-cell office:value-type="float" office:value="12" calcext:value-type="float">
            <text:p>12</text:p>
          </table:table-cell>
          <table:table-cell office:value-type="string" calcext:value-type="string">
            <text:p>TC- Camera-12</text:p>
          </table:table-cell>
          <table:table-cell office:value-type="string" calcext:value-type="string">
            <text:p>Check if setting the night mode during the day does not dilute the picture quality.</text:p>
          </table:table-cell>
          <table:table-cell office:value-type="string" calcext:value-type="string">
            <text:p>1) Open the DUT. </text:p>
            <text:p>2) Check for Camera  </text:p>
            <text:p>3) Launch the camera</text:p>
            <text:p>4)Open the Camera settings</text:p>
            <text:p>5)Check the night mode settings</text:p>
            <text:p>6)Enable the Night mode during day</text:p>
            <text:p>7)Check for Picture quality.</text:p>
          </table:table-cell>
          <table:table-cell office:value-type="string" calcext:value-type="string">
            <text:p>NA</text:p>
          </table:table-cell>
          <table:table-cell office:value-type="string" calcext:value-type="string">
            <text:p>Setting the night mode during the day should not dilute the picture quality.</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8">
          <table:table-cell office:value-type="float" office:value="13" calcext:value-type="float">
            <text:p>13</text:p>
          </table:table-cell>
          <table:table-cell office:value-type="string" calcext:value-type="string">
            <text:p>TC- Camera-13</text:p>
          </table:table-cell>
          <table:table-cell office:value-type="string" calcext:value-type="string">
            <text:p>Check if the setting the night mode turns on the setting for the night mode.</text:p>
          </table:table-cell>
          <table:table-cell office:value-type="string" calcext:value-type="string">
            <text:p>1) Open the DUT. </text:p>
            <text:p>2) Check for Camera  </text:p>
            <text:p>3) Launch the camera</text:p>
            <text:p>4)Open the Camera settings</text:p>
            <text:p>5)Check the night mode settings.</text:p>
          </table:table-cell>
          <table:table-cell office:value-type="string" calcext:value-type="string">
            <text:p>NA</text:p>
          </table:table-cell>
          <table:table-cell office:value-type="string" calcext:value-type="string">
            <text:p>Setting the night mode should <text:s/>turns on the setting for the night mode.</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7">
          <table:table-cell office:value-type="float" office:value="14" calcext:value-type="float">
            <text:p>14</text:p>
          </table:table-cell>
          <table:table-cell office:value-type="string" calcext:value-type="string">
            <text:p>TC- Camera-14</text:p>
          </table:table-cell>
          <table:table-cell office:value-type="string" calcext:value-type="string">
            <text:p>Check if the photo is deleted after deleting the photo from the menu on camera.</text:p>
          </table:table-cell>
          <table:table-cell office:value-type="string" calcext:value-type="string">
            <text:p>1) Open the DUT. </text:p>
            <text:p>2) Check for Camera  </text:p>
            <text:p>3) Launch the camera</text:p>
            <text:p>4)Capture the image</text:p>
            <text:p>5)Open Camera storage</text:p>
            <text:p>6)Delete the image</text:p>
            <text:p/>
          </table:table-cell>
          <table:table-cell office:value-type="string" calcext:value-type="string">
            <text:p>NA</text:p>
          </table:table-cell>
          <table:table-cell table:style-name="ce15" office:value-type="string" calcext:value-type="string">
            <text:p>The Image should be deleted from the storage .</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7">
          <table:table-cell office:value-type="float" office:value="15" calcext:value-type="float">
            <text:p>15</text:p>
          </table:table-cell>
          <table:table-cell office:value-type="string" calcext:value-type="string">
            <text:p>TC- Camera-15</text:p>
          </table:table-cell>
          <table:table-cell office:value-type="string" calcext:value-type="string">
            <text:p>Check if the camera offers confirmation before the photo deletion.</text:p>
          </table:table-cell>
          <table:table-cell office:value-type="string" calcext:value-type="string">
            <text:p>1) Open the DUT. </text:p>
            <text:p>2) Check for Camera  </text:p>
            <text:p>3) Launch the camera</text:p>
            <text:p>4)Capture the image</text:p>
            <text:p>5)Open Camera storage</text:p>
            <text:p>6)Delete the image</text:p>
            <text:p/>
          </table:table-cell>
          <table:table-cell office:value-type="string" calcext:value-type="string">
            <text:p>NA</text:p>
          </table:table-cell>
          <table:table-cell office:value-type="string" calcext:value-type="string">
            <text:p>Camera should offer confirmation before the photo deletion.</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7">
          <table:table-cell office:value-type="float" office:value="16" calcext:value-type="float">
            <text:p>16</text:p>
          </table:table-cell>
          <table:table-cell office:value-type="string" calcext:value-type="string">
            <text:p>TC- Camera-16</text:p>
          </table:table-cell>
          <table:table-cell office:value-type="string" calcext:value-type="string">
            <text:p>Verify if the photos are saved sequentially in the camera storage or the data card.</text:p>
          </table:table-cell>
          <table:table-cell office:value-type="string" calcext:value-type="string">
            <text:p>1) Open the DUT. </text:p>
            <text:p>2) Check for Camera  </text:p>
            <text:p>3) Launch the camera</text:p>
            <text:p>4)Capture the image</text:p>
            <text:p>5)Open Camera storage</text:p>
            <text:p/>
            <text:p/>
          </table:table-cell>
          <table:table-cell office:value-type="string" calcext:value-type="string">
            <text:p>NA</text:p>
          </table:table-cell>
          <table:table-cell office:value-type="string" calcext:value-type="string">
            <text:p>Photos should be <text:s/>saved sequentially in the camera storage or the data card.</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7">
          <table:table-cell office:value-type="float" office:value="17" calcext:value-type="float">
            <text:p>17</text:p>
          </table:table-cell>
          <table:table-cell office:value-type="string" calcext:value-type="string">
            <text:p>TC- Camera-17</text:p>
          </table:table-cell>
          <table:table-cell office:value-type="string" calcext:value-type="string">
            <text:p>Verify if the camera shows the photo in the descending order (i.e. the images taken last should be displayed to the first taken).</text:p>
          </table:table-cell>
          <table:table-cell office:value-type="string" calcext:value-type="string">
            <text:p>1) Open the DUT. </text:p>
            <text:p>2) Check for Camera  </text:p>
            <text:p>3) Launch the camera</text:p>
            <text:p>4)Capture the image</text:p>
            <text:p>5)Open Camera storage</text:p>
            <text:p/>
            <text:p/>
          </table:table-cell>
          <table:table-cell office:value-type="string" calcext:value-type="string">
            <text:p>NA</text:p>
          </table:table-cell>
          <table:table-cell office:value-type="string" calcext:value-type="string">
            <text:p>Camera should shows the photo in the descending order i,e. Recent photo to the first taken.</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27">
          <table:table-cell office:value-type="float" office:value="18" calcext:value-type="float">
            <text:p>18</text:p>
          </table:table-cell>
          <table:table-cell office:value-type="string" calcext:value-type="string">
            <text:p>TC- Camera-18</text:p>
          </table:table-cell>
          <table:table-cell office:value-type="string" calcext:value-type="string">
            <text:p>Verify if the red eye removal setting turns off the red eye in the image.</text:p>
          </table:table-cell>
          <table:table-cell office:value-type="string" calcext:value-type="string">
            <text:p>1) Open the DUT. </text:p>
            <text:p>2) Check for Camera  </text:p>
            <text:p>3) Launch the camera</text:p>
            <text:p>4)Open the Camera settings</text:p>
            <text:p>5)red eye removal settings of Camera to be off.</text:p>
            <text:p>6)check the image.</text:p>
          </table:table-cell>
          <table:table-cell office:value-type="string" calcext:value-type="string">
            <text:p>NA</text:p>
          </table:table-cell>
          <table:table-cell office:value-type="string" calcext:value-type="string">
            <text:p>The red eye removal setting must turns off the red eye in the image.</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8">
          <table:table-cell office:value-type="float" office:value="19" calcext:value-type="float">
            <text:p>19</text:p>
          </table:table-cell>
          <table:table-cell office:value-type="string" calcext:value-type="string">
            <text:p>TC- Camera-19</text:p>
          </table:table-cell>
          <table:table-cell office:value-type="string" calcext:value-type="string">
            <text:p>Verify if the HD mode activation keeps the camera in that mode unless deactivated back to normal.</text:p>
          </table:table-cell>
          <table:table-cell office:value-type="string" calcext:value-type="string">
            <text:p>1) Open the DUT. </text:p>
            <text:p>2) Check for Camera  </text:p>
            <text:p>3) Launch the camera</text:p>
            <text:p>4)Open the Camera settings</text:p>
            <text:p>5)Enable HD mode.</text:p>
          </table:table-cell>
          <table:table-cell office:value-type="string" calcext:value-type="string">
            <text:p>NA</text:p>
          </table:table-cell>
          <table:table-cell office:value-type="string" calcext:value-type="string">
            <text:p>The HD mode should be in activated mode unless deactivating HD mode.</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1">
          <table:table-cell office:value-type="float" office:value="20" calcext:value-type="float">
            <text:p>20</text:p>
          </table:table-cell>
          <table:table-cell office:value-type="string" calcext:value-type="string">
            <text:p>TC- Camera-20</text:p>
          </table:table-cell>
          <table:table-cell office:value-type="string" calcext:value-type="string">
            <text:p>Verify if the camera is able to detect the face in the target picture region.</text:p>
          </table:table-cell>
          <table:table-cell office:value-type="string" calcext:value-type="string">
            <text:p>1) Open the DUT. </text:p>
            <text:p>2) Check for Camera  </text:p>
            <text:p>3) Launch the camera</text:p>
            <text:p>4)Hold the Camera</text:p>
          </table:table-cell>
          <table:table-cell office:value-type="string" calcext:value-type="string">
            <text:p>NA</text:p>
          </table:table-cell>
          <table:table-cell office:value-type="string" calcext:value-type="string">
            <text:p>The camera should able to detect the face in the target picture region.</text:p>
          </table:table-cell>
          <table:table-cell office:value-type="string" calcext:value-type="string">
            <text:p>Not Tested</text:p>
          </table:table-cell>
          <table:table-cell office:value-type="string" calcext:value-type="string">
            <text:p>- </text:p>
          </table:table-cell>
          <table:table-cell table:number-columns-repeated="1016"/>
        </table:table-row>
        <table:table-row table:style-name="ro12">
          <table:table-cell table:style-name="ce10" table:number-columns-repeated="2"/>
          <table:table-cell table:style-name="ce14" table:number-columns-repeated="1022"/>
        </table:table-row>
        <table:table-row table:style-name="ro12">
          <table:table-cell table:style-name="ce11" table:number-columns-repeated="2"/>
          <table:table-cell table:style-name="Default" table:number-columns-repeated="1022"/>
        </table:table-row>
      </table:table>
      <table:table table:name="Sheet3" table:style-name="ta1">
        <table:table-column table:style-name="co22" table:number-columns-repeated="2" table:default-cell-style-name="ce16"/>
        <table:table-column table:style-name="co23" table:default-cell-style-name="ce16"/>
        <table:table-column table:style-name="co22" table:number-columns-repeated="1021" table:default-cell-style-name="ce16"/>
        <table:table-row table:style-name="ro12">
          <table:table-cell table:number-columns-repeated="2"/>
          <table:table-cell table:style-name="Default" table:number-columns-repeated="3"/>
          <table:table-cell table:number-columns-repeated="1019"/>
        </table:table-row>
        <table:table-row table:style-name="ro28">
          <table:table-cell table:number-columns-repeated="2"/>
          <table:table-cell table:style-name="ce17" office:value-type="string" calcext:value-type="string">
            <text:p>Part-3</text:p>
          </table:table-cell>
          <table:table-cell table:style-name="ce21" office:value-type="string" calcext:value-type="string">
            <text:p>ST</text:p>
          </table:table-cell>
          <table:table-cell table:style-name="ce21" office:value-type="string" calcext:value-type="string">
            <text:p>SD</text:p>
          </table:table-cell>
          <table:table-cell table:number-columns-repeated="1019"/>
        </table:table-row>
        <table:table-row table:style-name="ro29">
          <table:table-cell table:number-columns-repeated="2"/>
          <table:table-cell table:style-name="ce18" office:value-type="string" calcext:value-type="string">
            <text:p>Verify the availability of Normal Features in Camera:                                                                </text:p>
          </table:table-cell>
          <table:table-cell table:style-name="ce21"/>
          <table:table-cell table:number-columns-repeated="1020"/>
        </table:table-row>
        <table:table-row table:style-name="ro29">
          <table:table-cell table:number-columns-repeated="2"/>
          <table:table-cell table:style-name="ce19" office:value-type="string" calcext:value-type="string">
            <text:p>1. Verify the Camera should be available in Mobile phone.</text:p>
          </table:table-cell>
          <table:table-cell table:style-name="ce22" office:value-type="string" calcext:value-type="string" table:number-columns-spanned="1" table:number-rows-spanned="16">
            <text:p>14th Nov</text:p>
          </table:table-cell>
          <table:table-cell table:number-columns-repeated="1020"/>
        </table:table-row>
        <table:table-row table:style-name="ro29">
          <table:table-cell table:number-columns-repeated="2"/>
          <table:table-cell table:style-name="ce19" office:value-type="string" calcext:value-type="string">
            <text:p>2. Verify the Camera driver should be available and installed.</text:p>
          </table:table-cell>
          <table:covered-table-cell table:style-name="ce22"/>
          <table:table-cell table:number-columns-repeated="1020"/>
        </table:table-row>
        <table:table-row table:style-name="ro29">
          <table:table-cell table:number-columns-repeated="2"/>
          <table:table-cell table:style-name="ce19" office:value-type="string" calcext:value-type="string">
            <text:p>3. Verify the Camera Icon should be available in Mobile phone menu.</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4. Verify the availability of </text:span><text:span text:style-name="T3">Led Flash</text:span><text:span text:style-name="T4">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5. Verify the availability of </text:span><text:span text:style-name="T3">Single Led Flash</text:span><text:span text:style-name="T4">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6. Verify the availability of </text:span><text:span text:style-name="T3">Dual Led Flash</text:span><text:span text:style-name="T4">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7. Verify the availability of </text:span><text:span text:style-name="T3">Dual Camera</text:span><text:span text:style-name="T4"> in Mobile phon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8. Verify the availability of </text:span><text:span text:style-name="T3">Torch light Camera</text:span><text:span text:style-name="T4"> in Mobile phon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9. Verify the availability </text:span><text:span text:style-name="T3">Panorama</text:span><text:span text:style-name="T4"> feature in the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10. Verify the availability of </text:span><text:span text:style-name="T3">Auto Focus</text:span><text:span text:style-name="T4"> feature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11. Verify the availability of </text:span><text:span text:style-name="T3">Face Detection</text:span><text:span text:style-name="T4"> feature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12. Verify the availability of </text:span><text:span text:style-name="T3">Timer</text:span><text:span text:style-name="T4"> feature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13. Verify the </text:span><text:span text:style-name="T3">Zoom X</text:span><text:span text:style-name="T4"> times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14. Verify the availability of </text:span><text:span text:style-name="T3">Red Eye</text:span><text:span text:style-name="T4"> correction feature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15. Verify the availability of </text:span><text:span text:style-name="T6">Front</text:span><text:span text:style-name="T7"> and </text:span><text:span text:style-name="T8">Rear Camera</text:span><text:span text:style-name="T7"> in Mobile Phones.</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16. Verify the availability of </text:span><text:span text:style-name="T6">Front Camera</text:span><text:span text:style-name="T7"> with </text:span><text:span text:style-name="T8">Flash</text:span><text:span text:style-name="T7"> in Mobile Phones.</text:span></text:p>
          </table:table-cell>
          <table:covered-table-cell table:style-name="ce22"/>
          <table:table-cell table:number-columns-repeated="1020"/>
        </table:table-row>
        <table:table-row table:style-name="ro12">
          <table:table-cell table:number-columns-repeated="2"/>
          <table:table-cell table:style-name="Default" table:number-columns-repeated="2"/>
          <table:table-cell table:number-columns-repeated="1020"/>
        </table:table-row>
        <table:table-row table:style-name="ro28">
          <table:table-cell table:number-columns-repeated="2"/>
          <table:table-cell table:style-name="ce17" office:value-type="string" calcext:value-type="string">
            <text:p>Part-4</text:p>
          </table:table-cell>
          <table:table-cell table:style-name="Default"/>
          <table:table-cell table:number-columns-repeated="1020"/>
        </table:table-row>
        <table:table-row table:style-name="ro30">
          <table:table-cell table:number-columns-repeated="2"/>
          <table:table-cell table:style-name="ce19" office:value-type="string" calcext:value-type="string">
            <text:p><text:span text:style-name="T2">1. Verify the availability of </text:span><text:span text:style-name="T3">High Dynamic Range (HDR)</text:span><text:span text:style-name="T4">feature in Camera.</text:span></text:p>
          </table:table-cell>
          <table:table-cell table:style-name="ce22" office:value-type="string" calcext:value-type="string" table:number-columns-spanned="1" table:number-rows-spanned="15">
            <text:p>14th Nov</text:p>
          </table:table-cell>
          <table:table-cell table:number-columns-repeated="1020"/>
        </table:table-row>
        <table:table-row table:style-name="ro30">
          <table:table-cell table:number-columns-repeated="2"/>
          <table:table-cell table:style-name="ce19" office:value-type="string" calcext:value-type="string">
            <text:p><text:span text:style-name="T9">2. Verify the Camera is </text:span><text:span text:style-name="T10">Video Graphics Array (VGA)</text:span><text:span text:style-name="T11"> or </text:span><text:span text:style-name="T12">Standard Definition (SD)</text:span><text:span text:style-name="T13">quality and refers to </text:span><text:span text:style-name="T14">480p</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3. Verify the Camera is </text:span><text:span text:style-name="T6">High Definition (HD)</text:span><text:span text:style-name="T7"> quality and refers to </text:span><text:span text:style-name="T8">720p</text:span><text:span text:style-name="T7">.</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4. Verify the Camera is </text:span><text:span text:style-name="T10">Full High</text:span><text:span text:style-name="T11"> D</text:span><text:span text:style-name="T12">efinition (SD)</text:span><text:span text:style-name="T13"> quality and refers to </text:span><text:span text:style-name="T14">1080p</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5. Verify the </text:span><text:span text:style-name="T3">Megapixel</text:span><text:span text:style-name="T4"> of the Camera in Mobile phon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6. Verify the </text:span><text:span text:style-name="T3">Resolution</text:span><text:span text:style-name="T4"> of the Camera in Mobile phon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a xlink:href="https://en.wikipedia.org/wiki/Frame_rate" xlink:type="simple">7. Verify the Frames Per Second (FPS) of the Camera (FPS 24 is widely used for Movie Making and FPS 30.</text:a></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a xlink:href="https://en.wikipedia.org/wiki/Pixel_density" xlink:type="simple">8. Verify the Pixel Per Inch (PPI) of Camera.</text:a></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9. Verify the </text:span><text:span text:style-name="T16">Dots Per Inch (DPI)</text:span><text:span text:style-name="T4"> of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a xlink:href="https://photographylife.com/what-is-lens-compression" xlink:type="simple">10. Verify the Compression Ratio (CR) of Camera.</text:a></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11. Verify the </text:span><text:span text:style-name="T3">Zoom In/Out</text:span><text:span text:style-name="T4"> functionality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a xlink:href="https://en.wikipedia.org/wiki/Angle_of_view" xlink:type="simple">12. Verify the Angle of View of the Camera.</text:a></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a xlink:href="https://en.wikipedia.org/wiki/Aperture" xlink:type="simple">13. Verify the Aperture (Example: f/2.0, f/2.2, f/22 etc.) of the Camera (More Aperture means more sensors get more light for better Picture quality).</text:a></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a xlink:href="http://electronics.howstuffworks.com/cameras-photography/digital/question362.htm" xlink:type="simple">14. Verify the Sensors (CMOS or CCD or any) availability in Camera.</text:a></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15. Verify the </text:span><text:span text:style-name="T3">Angle of Coverage</text:span><text:span text:style-name="T4"> of the Camera.</text:span></text:p>
          </table:table-cell>
          <table:covered-table-cell table:style-name="ce22"/>
          <table:table-cell table:number-columns-repeated="1020"/>
        </table:table-row>
        <table:table-row table:style-name="ro28">
          <table:table-cell table:number-columns-repeated="2"/>
          <table:table-cell table:style-name="ce17" office:value-type="string" calcext:value-type="string">
            <text:p>Part-5a</text:p>
          </table:table-cell>
          <table:table-cell table:style-name="Default"/>
          <table:table-cell table:number-columns-repeated="1020"/>
        </table:table-row>
        <table:table-row table:style-name="ro29">
          <table:table-cell table:number-columns-repeated="2"/>
          <table:table-cell table:style-name="ce18" office:value-type="string" calcext:value-type="string">
            <text:p>Test Scenarios for the Camera:</text:p>
          </table:table-cell>
          <table:table-cell table:style-name="Default"/>
          <table:table-cell table:number-columns-repeated="1020"/>
        </table:table-row>
        <table:table-row table:style-name="ro31">
          <table:table-cell table:number-columns-repeated="2"/>
          <table:table-cell table:style-name="ce20" office:value-type="string" calcext:value-type="string">
            <text:p><text:span text:style-name="T2">1. Verify the </text:span><text:span text:style-name="T3">Shutter lag and start up time</text:span><text:span text:style-name="T4"> of the Camera (slow shot-to-shot time, slow startup-to-first-shot time and laggy</text:span></text:p>
            <text:p><text:span text:style-name="T17"> autofocus will get trouble to the User in crisp shots).</text:span></text:p>
          </table:table-cell>
          <table:table-cell table:style-name="ce22" office:value-type="string" calcext:value-type="string" table:number-columns-spanned="1" table:number-rows-spanned="20">
            <text:p>15th Nov</text:p>
          </table:table-cell>
          <table:table-cell table:number-columns-repeated="1020"/>
        </table:table-row>
        <table:table-row table:style-name="ro30">
          <table:table-cell table:number-columns-repeated="2"/>
          <table:table-cell table:style-name="ce19" office:value-type="string" calcext:value-type="string">
            <text:p><text:span text:style-name="T2">2. Verify the </text:span><text:span text:style-name="T3">View functionality of Captured photo</text:span><text:span text:style-name="T4">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3. Verify the </text:span><text:span text:style-name="T3">Flash functionality</text:span><text:span text:style-name="T4"> while capturing photo.</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4. Verify the </text:span><text:span text:style-name="T3">Flash ON, Flash OFF, Auto Flash </text:span><text:span text:style-name="T4">functionality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5. Verify the </text:span><text:span text:style-name="T6">Flash ON </text:span><text:span text:style-name="T7">functionality in </text:span><text:span text:style-name="T8">Without Light condition </text:span><text:span text:style-name="T7">by Capturing the Imag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6. Verify the </text:span><text:span text:style-name="T6">Flash ON </text:span><text:span text:style-name="T7">functionality in </text:span><text:span text:style-name="T8">Low Light condition </text:span><text:span text:style-name="T7">by Capturing the Imag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7. Verify the </text:span><text:span text:style-name="T6">Flash ON </text:span><text:span text:style-name="T7">functionality in </text:span><text:span text:style-name="T8">Day Light condition </text:span><text:span text:style-name="T7">by Capturing the Imag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8. Verify the </text:span><text:span text:style-name="T6">Flash OFF </text:span><text:span text:style-name="T7">functionality in </text:span><text:span text:style-name="T8">Without Light condition </text:span><text:span text:style-name="T7">by Capturing the Imag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9. Verify the </text:span><text:span text:style-name="T6">Flash OFF </text:span><text:span text:style-name="T7">functionality in </text:span><text:span text:style-name="T8">Low Light condition </text:span><text:span text:style-name="T7">by Capturing the Imag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10. Verify the </text:span><text:span text:style-name="T6">Flash OFF </text:span><text:span text:style-name="T7">functionality in </text:span><text:span text:style-name="T8">Day Light condition </text:span><text:span text:style-name="T7">by Capturing the Imag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11. Verify the </text:span><text:span text:style-name="T10">Auto</text:span><text:span text:style-name="T11"> </text:span><text:span text:style-name="T12">Flash </text:span><text:span text:style-name="T13">functionality in </text:span><text:span text:style-name="T14">Without Light condition </text:span><text:span text:style-name="T15">by Capturing the Imag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12. Verify the </text:span><text:span text:style-name="T6">Auto Flash </text:span><text:span text:style-name="T7">functionality in </text:span><text:span text:style-name="T8">Low Light condition </text:span><text:span text:style-name="T7">by Capturing the Imag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13. Verify the </text:span><text:span text:style-name="T6">Auto Flash </text:span><text:span text:style-name="T7">functionality in </text:span><text:span text:style-name="T8">Day Light condition </text:span><text:span text:style-name="T7">by Capturing the Imag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14. Verify the </text:span><text:span text:style-name="T10">Image Details</text:span><text:span text:style-name="T11"> of </text:span><text:span text:style-name="T12">Captured Image </text:span><text:span text:style-name="T13">in </text:span><text:span text:style-name="T14">Normal Day Light conditionwithout Flash</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15. Verify the </text:span><text:span text:style-name="T10">Image Details</text:span><text:span text:style-name="T11"> of </text:span><text:span text:style-name="T12">Captured Image </text:span><text:span text:style-name="T13">in </text:span><text:span text:style-name="T14">Normal Day Light conditionwith Flash</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18">16. Verify the </text:span><text:span text:style-name="T19">Image Details</text:span><text:span text:style-name="T20"> of </text:span><text:span text:style-name="T21">Captured Image </text:span><text:span text:style-name="T22">in </text:span><text:span text:style-name="T23">Low Light condition</text:span><text:span text:style-name="T20"> </text:span><text:span text:style-name="T24">without Flash</text:span><text:span text:style-name="T20">.</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18">17. Verify the </text:span><text:span text:style-name="T19">Image Details</text:span><text:span text:style-name="T20"> of </text:span><text:span text:style-name="T21">Captured Image </text:span><text:span text:style-name="T22">in </text:span><text:span text:style-name="T23">Low Light condition</text:span><text:span text:style-name="T20"> </text:span><text:span text:style-name="T24">with Flash</text:span><text:span text:style-name="T20">.</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18">18. Verify the </text:span><text:span text:style-name="T19">Image Details</text:span><text:span text:style-name="T20"> of </text:span><text:span text:style-name="T21">Captured Image </text:span><text:span text:style-name="T22">in </text:span><text:span text:style-name="T23">Without Light condition</text:span><text:span text:style-name="T20"> </text:span><text:span text:style-name="T24">without Flash</text:span><text:span text:style-name="T20">.</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18">19. Verify the </text:span><text:span text:style-name="T19">Image Details</text:span><text:span text:style-name="T20"> of </text:span><text:span text:style-name="T21">Captured Image </text:span><text:span text:style-name="T22">in </text:span><text:span text:style-name="T23">Without Light condition</text:span><text:span text:style-name="T20"> </text:span><text:span text:style-name="T24">with Flash</text:span><text:span text:style-name="T20">.</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5">20. Verify the </text:span><text:span text:style-name="T26">Image Details</text:span><text:span text:style-name="T27"> of </text:span><text:span text:style-name="T28">Captured Image </text:span><text:span text:style-name="T29">in </text:span><text:span text:style-name="T26">Full Zoom </text:span><text:span text:style-name="T27">in </text:span><text:span text:style-name="T30">Normal Day Light condition</text:span><text:span text:style-name="T31"> </text:span><text:span text:style-name="T32">without Flash</text:span><text:span text:style-name="T31">.</text:span></text:p>
          </table:table-cell>
          <table:covered-table-cell table:style-name="ce22"/>
          <table:table-cell table:number-columns-repeated="1020"/>
        </table:table-row>
        <table:table-row table:style-name="ro28">
          <table:table-cell table:number-columns-repeated="2"/>
          <table:table-cell table:style-name="ce17" office:value-type="string" calcext:value-type="string">
            <text:p>Part-5b</text:p>
          </table:table-cell>
          <table:table-cell table:style-name="Default"/>
          <table:table-cell table:number-columns-repeated="1020"/>
        </table:table-row>
        <table:table-row table:style-name="ro30">
          <table:table-cell table:number-columns-repeated="2"/>
          <table:table-cell table:style-name="ce19" office:value-type="string" calcext:value-type="string">
            <text:p><text:span text:style-name="T25">21. Verify the </text:span><text:span text:style-name="T26">Image Details</text:span><text:span text:style-name="T27"> of </text:span><text:span text:style-name="T28">Captured Image </text:span><text:span text:style-name="T29">in </text:span><text:span text:style-name="T26">Full Zoom</text:span><text:span text:style-name="T27"> in </text:span><text:span text:style-name="T30">Normal Day Light condition</text:span><text:span text:style-name="T31"> </text:span><text:span text:style-name="T32">with Flash</text:span><text:span text:style-name="T31">.</text:span></text:p>
          </table:table-cell>
          <table:table-cell table:style-name="ce22" office:value-type="string" calcext:value-type="string" table:number-columns-spanned="1" table:number-rows-spanned="20">
            <text:p>15th Nov</text:p>
          </table:table-cell>
          <table:table-cell table:number-columns-repeated="1020"/>
        </table:table-row>
        <table:table-row table:style-name="ro30">
          <table:table-cell table:number-columns-repeated="2"/>
          <table:table-cell table:style-name="ce19" office:value-type="string" calcext:value-type="string">
            <text:p><text:span text:style-name="T25">22. Verify the </text:span><text:span text:style-name="T26">Image Details</text:span><text:span text:style-name="T27"> of </text:span><text:span text:style-name="T28">Captured Image </text:span><text:span text:style-name="T29">in </text:span><text:span text:style-name="T26">Full Zoom</text:span><text:span text:style-name="T27"> in </text:span><text:span text:style-name="T30">Low Light condition</text:span><text:span text:style-name="T31"> </text:span><text:span text:style-name="T32">without Flash</text:span><text:span text:style-name="T31">.</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5">23. Verify the </text:span><text:span text:style-name="T26">Image Details</text:span><text:span text:style-name="T27"> of </text:span><text:span text:style-name="T28">Captured Image </text:span><text:span text:style-name="T29">in </text:span><text:span text:style-name="T26">Full Zoom</text:span><text:span text:style-name="T27"> in </text:span><text:span text:style-name="T30">Low Light condition</text:span><text:span text:style-name="T31"> </text:span><text:span text:style-name="T32">with Flash</text:span><text:span text:style-name="T31">.</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5">24. Verify the </text:span><text:span text:style-name="T26">Image Details</text:span><text:span text:style-name="T27"> of </text:span><text:span text:style-name="T28">Captured Image </text:span><text:span text:style-name="T29">in </text:span><text:span text:style-name="T26">Full Zoom</text:span><text:span text:style-name="T27"> in </text:span><text:span text:style-name="T30">Without Light condition</text:span><text:span text:style-name="T31"> </text:span><text:span text:style-name="T32">without Flash</text:span><text:span text:style-name="T31">.</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5">25. Verify the </text:span><text:span text:style-name="T26">Image Details</text:span><text:span text:style-name="T27"> of </text:span><text:span text:style-name="T28">Captured Image </text:span><text:span text:style-name="T29">in </text:span><text:span text:style-name="T26">Full Zoom</text:span><text:span text:style-name="T27"> in </text:span><text:span text:style-name="T30">Without Light condition</text:span><text:span text:style-name="T31"> </text:span><text:span text:style-name="T32">with Flash</text:span><text:span text:style-name="T31">.</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26. Verify the </text:span><text:span text:style-name="T10">Non-Zoom</text:span><text:span text:style-name="T11"> </text:span><text:span text:style-name="T12">Captured Image Distortion</text:span><text:span text:style-name="T13"> by viewing on </text:span><text:span text:style-name="T14">Full Zoom</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27. Verify the </text:span><text:span text:style-name="T10">Full-Zoom</text:span><text:span text:style-name="T11"> </text:span><text:span text:style-name="T12">Captured Image Distortion</text:span><text:span text:style-name="T13"> by viewing on </text:span><text:span text:style-name="T14">Full Zoom</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28. Verify the </text:span><text:span text:style-name="T10">Captured Image </text:span><text:span text:style-name="T11">of any </text:span><text:span text:style-name="T12">Object </text:span><text:span text:style-name="T13">in</text:span><text:span text:style-name="T14"> Slow Motion</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29. Verify the </text:span><text:span text:style-name="T10">Captured Image</text:span><text:span text:style-name="T11"> of any </text:span><text:span text:style-name="T12">Object </text:span><text:span text:style-name="T13">in </text:span><text:span text:style-name="T14">Normal speed</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33">30. Verify the </text:span><text:span text:style-name="T34">Captured Image</text:span><text:span text:style-name="T35"> of any </text:span><text:span text:style-name="T36">Object </text:span><text:span text:style-name="T37">in </text:span><text:span text:style-name="T38">Fast speed.</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31. Verify the </text:span><text:span text:style-name="T39">Panorama</text:span><text:span text:style-name="T7"> feature by Capturing the Image in </text:span><text:span text:style-name="T8">Day Light condition.</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32. Verify the </text:span><text:span text:style-name="T39">Panorama</text:span><text:span text:style-name="T7"> feature by Capturing the Image in </text:span><text:span text:style-name="T8">Low Light condition.</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33. Verify the </text:span><text:span text:style-name="T39">Panorama</text:span><text:span text:style-name="T7"> feature by Capturing the Image in </text:span><text:span text:style-name="T8">Without Light condition.</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33">34. Verify the </text:span><text:span text:style-name="T34">Panorama</text:span><text:span text:style-name="T35"> feature by Capturing the Image in </text:span><text:span text:style-name="T36">Day Light condition </text:span><text:span text:style-name="T37">with </text:span><text:span text:style-name="T38">Full Zoom.</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33">35. Verify the </text:span><text:span text:style-name="T34">Panorama</text:span><text:span text:style-name="T35"> feature by Capturing the Image in </text:span><text:span text:style-name="T36">Low Light condition </text:span><text:span text:style-name="T37">with </text:span><text:span text:style-name="T38">Full Zoom.</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33">36. Verify the </text:span><text:span text:style-name="T34">Panorama</text:span><text:span text:style-name="T35"> feature by Capturing the Image in </text:span><text:span text:style-name="T36">Without Light condition </text:span><text:span text:style-name="T37">with </text:span><text:span text:style-name="T38">Full Zoom.</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33">37. Verify the </text:span><text:span text:style-name="T34">Flash</text:span><text:span text:style-name="T35"> is working with </text:span><text:span text:style-name="T36">Panorama</text:span><text:span text:style-name="T37"> feature by Capturing the Image</text:span><text:span text:style-name="T38">.</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38. Verify the </text:span><text:span text:style-name="T10">Image Details</text:span><text:span text:style-name="T11"> of </text:span><text:span text:style-name="T12">Captured Image </text:span><text:span text:style-name="T13">by using</text:span><text:span text:style-name="T14"> Panorama </text:span><text:span text:style-name="T15">feature.</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39. Verify the </text:span><text:span text:style-name="T10">Captured Image </text:span><text:span text:style-name="T11">of any </text:span><text:span text:style-name="T12">Object by using Panorama feature </text:span><text:span text:style-name="T13">in</text:span><text:span text:style-name="T14"> slow revolving speed</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9">40. Verify the </text:span><text:span text:style-name="T10">Captured Image</text:span><text:span text:style-name="T11"> of any </text:span><text:span text:style-name="T12">Object by using Panorama feature </text:span><text:span text:style-name="T13">in </text:span><text:span text:style-name="T14">Normal revolving speed</text:span><text:span text:style-name="T15">.</text:span></text:p>
          </table:table-cell>
          <table:covered-table-cell table:style-name="ce22"/>
          <table:table-cell table:number-columns-repeated="1020"/>
        </table:table-row>
        <table:table-row table:style-name="ro28">
          <table:table-cell table:number-columns-repeated="2"/>
          <table:table-cell table:style-name="ce17" office:value-type="string" calcext:value-type="string">
            <text:p>Part-5c</text:p>
          </table:table-cell>
          <table:table-cell table:style-name="Default"/>
          <table:table-cell table:number-columns-repeated="1020"/>
        </table:table-row>
        <table:table-row table:style-name="ro30">
          <table:table-cell table:number-columns-repeated="2"/>
          <table:table-cell table:style-name="ce19" office:value-type="string" calcext:value-type="string">
            <text:p><text:span text:style-name="T33">41. Verify the </text:span><text:span text:style-name="T34">Captured Image</text:span><text:span text:style-name="T35"> of any </text:span><text:span text:style-name="T36">Object by using Panorama feature </text:span><text:span text:style-name="T37">in </text:span><text:span text:style-name="T38">Fast revolving speed.</text:span></text:p>
          </table:table-cell>
          <table:table-cell table:style-name="ce22" office:value-type="string" calcext:value-type="string" table:number-columns-spanned="1" table:number-rows-spanned="21">
            <text:p>16th Nov</text:p>
          </table:table-cell>
          <table:table-cell table:number-columns-repeated="1020"/>
        </table:table-row>
        <table:table-row table:style-name="ro30">
          <table:table-cell table:number-columns-repeated="2"/>
          <table:table-cell table:style-name="ce19" office:value-type="string" calcext:value-type="string">
            <text:p><text:span text:style-name="T18">42. Verify the </text:span><text:span text:style-name="T19">other features </text:span><text:span text:style-name="T20">of</text:span><text:span text:style-name="T21"> Camera </text:span><text:span text:style-name="T22">in</text:span><text:span text:style-name="T23"> setting </text:span><text:span text:style-name="T20">like </text:span><text:span text:style-name="T24">Colour, Sharpness, effect</text:span><text:span text:style-name="T20">etc.</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5">43. Verify the </text:span><text:span text:style-name="T26">Captured Image </text:span><text:span text:style-name="T27">by applying </text:span><text:span text:style-name="T28">other features</text:span><text:span text:style-name="T29"> of </text:span><text:span text:style-name="T26">Camera</text:span><text:span text:style-name="T27"> in </text:span><text:span text:style-name="T30">setting</text:span><text:span text:style-name="T31"> like </text:span><text:span text:style-name="T32">Colour, Sharpness, effect</text:span><text:span text:style-name="T31"> etc</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40">44. Verify the </text:span><text:span text:style-name="T41">Captured Image Details</text:span><text:span text:style-name="T42"> like </text:span><text:span text:style-name="T43">Image size, resolution</text:span><text:span text:style-name="T44"> by applying </text:span><text:span text:style-name="T45">other features</text:span><text:span text:style-name="T42"> of </text:span><text:span text:style-name="T46">Camera</text:span><text:span text:style-name="T47"> in </text:span><text:span text:style-name="T41">setting </text:span><text:span text:style-name="T48">like </text:span><text:span text:style-name="T41">Colour, Sharpness, effect</text:span><text:span text:style-name="T49"> etc</text:span></text:p>
          </table:table-cell>
          <table:covered-table-cell table:style-name="ce22"/>
          <table:table-cell table:number-columns-repeated="1020"/>
        </table:table-row>
        <table:table-row table:style-name="ro32">
          <table:table-cell table:number-columns-repeated="2"/>
          <table:table-cell table:style-name="ce20" office:value-type="string" calcext:value-type="string">
            <text:p><text:span text:style-name="T9">45. Verify the </text:span><text:span text:style-name="T14">Comparison between Two same Captured images of Same Object in Same Day Light conditions with Same Megapixel Camera without any Effect, </text:span></text:p>
            <text:p><text:span text:style-name="T50">Zoom, Flash and with same Technical features </text:span><text:span text:style-name="T51">such as</text:span><text:span text:style-name="T8"> PPI, DPI, HDR, Sensor, Resolution, FPS etc</text:span><text:span text:style-name="T7">.</text:span></text:p>
          </table:table-cell>
          <table:covered-table-cell table:style-name="ce22"/>
          <table:table-cell table:number-columns-repeated="1020"/>
        </table:table-row>
        <table:table-row table:style-name="ro31">
          <table:table-cell table:number-columns-repeated="2"/>
          <table:table-cell table:style-name="ce20" office:value-type="string" calcext:value-type="string">
            <text:p><text:span text:style-name="T5">46. Verify the </text:span><text:span text:style-name="T6">Comparison between Two same Captured images of Same Object in Same Day Light conditions with Same Megapixel Camera without any Effect, Zoom, Flash and with different Technical features </text:span><text:span text:style-name="T7">such as</text:span><text:span text:style-name="T8"> PPI, DPI, HDR, Sensor, Resolution, FPS etc</text:span><text:span text:style-name="T7">.</text:span></text:p>
          </table:table-cell>
          <table:covered-table-cell table:style-name="ce22"/>
          <table:table-cell table:number-columns-repeated="1020"/>
        </table:table-row>
        <table:table-row table:style-name="ro31">
          <table:table-cell table:number-columns-repeated="2"/>
          <table:table-cell table:style-name="ce20" office:value-type="string" calcext:value-type="string">
            <text:p><text:span text:style-name="T9">47. Verify the </text:span><text:span text:style-name="T10">Image</text:span><text:span text:style-name="T11"> </text:span><text:span text:style-name="T12">Detail</text:span><text:span text:style-name="T13"> </text:span><text:span text:style-name="T14">Comparison between Two same Captured images of Same Object in Same Day Light conditions with Same Megapixel Camera without any Effect, Zoom, Flash</text:span><text:span text:style-name="T15">.</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48. Verify the availability of </text:span><text:span text:style-name="T3">Video Recording</text:span><text:span text:style-name="T4"> feature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49. Verify the</text:span><text:span text:style-name="T6"> SD</text:span><text:span text:style-name="T7"> quality of </text:span><text:span text:style-name="T8">Video Recording</text:span><text:span text:style-name="T7"> feature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50. Verify the </text:span><text:span text:style-name="T6">HD</text:span><text:span text:style-name="T7"> quality of </text:span><text:span text:style-name="T8">Video Recording</text:span><text:span text:style-name="T7"> feature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51. Verify the </text:span><text:span text:style-name="T6">Full HD</text:span><text:span text:style-name="T7"> quality of </text:span><text:span text:style-name="T8">Video Recording</text:span><text:span text:style-name="T7"> feature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5">52. Verify the </text:span><text:span text:style-name="T6">Sound Capturing</text:span><text:span text:style-name="T7"> ability during </text:span><text:span text:style-name="T8">Video Recording</text:span><text:span text:style-name="T7"> feature in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40">53. Verify the</text:span><text:span text:style-name="T41"> Play</text:span><text:span text:style-name="T42"> and</text:span><text:span text:style-name="T43"> Display video </text:span><text:span text:style-name="T44">with </text:span><text:span text:style-name="T45">Audio </text:span><text:span text:style-name="T42">in screen of</text:span><text:span text:style-name="T46"> SD</text:span><text:span text:style-name="T47"> </text:span><text:span text:style-name="T41">quality</text:span><text:span text:style-name="T48"> which is captured by </text:span><text:span text:style-name="T41">Video Recording</text:span><text:span text:style-name="T49"> feature of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5">54. Verify the </text:span><text:span text:style-name="T26">Play</text:span><text:span text:style-name="T27"> and</text:span><text:span text:style-name="T28"> Display video </text:span><text:span text:style-name="T29">with </text:span><text:span text:style-name="T26">Audio </text:span><text:span text:style-name="T27">in screen of</text:span><text:span text:style-name="T30"> HD</text:span><text:span text:style-name="T31"> quality which is captured by </text:span><text:span text:style-name="T32">Video Recording</text:span><text:span text:style-name="T31"> feature of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25">55. Verify the </text:span><text:span text:style-name="T26">Play</text:span><text:span text:style-name="T27"> and</text:span><text:span text:style-name="T28"> Display video </text:span><text:span text:style-name="T29">with </text:span><text:span text:style-name="T26">Audio </text:span><text:span text:style-name="T27">in screen of</text:span><text:span text:style-name="T30"> Full HD</text:span><text:span text:style-name="T31"> quality which is captured by </text:span><text:span text:style-name="T32">Video Recording</text:span><text:span text:style-name="T31"> feature of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18">56. Verify the</text:span><text:span text:style-name="T19"> Video Details (Size</text:span><text:span text:style-name="T20">, </text:span><text:span text:style-name="T21">Resolution, etc)</text:span><text:span text:style-name="T22"> of </text:span><text:span text:style-name="T23">SD</text:span><text:span text:style-name="T20"> quality video which is captured by </text:span><text:span text:style-name="T24">Video Recording</text:span><text:span text:style-name="T20"> feature of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18">57. Verify the</text:span><text:span text:style-name="T19"> Video Details (Size</text:span><text:span text:style-name="T20">, </text:span><text:span text:style-name="T21">Resolution, etc)</text:span><text:span text:style-name="T22"> of </text:span><text:span text:style-name="T23">HD</text:span><text:span text:style-name="T20"> quality video which is captured by </text:span><text:span text:style-name="T24">Video Recording</text:span><text:span text:style-name="T20"> feature of Camera.</text:span></text:p>
          </table:table-cell>
          <table:covered-table-cell table:style-name="ce22"/>
          <table:table-cell table:number-columns-repeated="1020"/>
        </table:table-row>
        <table:table-row table:style-name="ro30">
          <table:table-cell table:number-columns-repeated="2"/>
          <table:table-cell table:style-name="ce19" office:value-type="string" calcext:value-type="string">
            <text:p><text:span text:style-name="T18">58. Verify the</text:span><text:span text:style-name="T19"> Video Details (Size</text:span><text:span text:style-name="T20">, </text:span><text:span text:style-name="T21">Resolution, etc)</text:span><text:span text:style-name="T22"> of </text:span><text:span text:style-name="T23">Full HD</text:span><text:span text:style-name="T20"> quality video which is captured by </text:span><text:span text:style-name="T24">Video Recording</text:span><text:span text:style-name="T20"> feature of Camera.</text:span></text:p>
          </table:table-cell>
          <table:covered-table-cell table:style-name="ce22"/>
          <table:table-cell table:number-columns-repeated="1020"/>
        </table:table-row>
        <table:table-row table:style-name="ro32">
          <table:table-cell table:number-columns-repeated="2"/>
          <table:table-cell table:style-name="ce20" office:value-type="string" calcext:value-type="string">
            <text:p><text:span text:style-name="T5">59. Verify the </text:span><text:span text:style-name="T6">Comparison between Two same Recorded Video of Same event Captured with Two different Cameras in Same Day Light conditions with Same Megapixel Camera without any Effect, Zoom, Flash and with same Technical features </text:span><text:span text:style-name="T7">such as</text:span><text:span text:style-name="T8"> PPI, DPI, HDR, Sensor, Resolution, FPS etc</text:span><text:span text:style-name="T7">.</text:span></text:p>
          </table:table-cell>
          <table:covered-table-cell table:style-name="ce22"/>
          <table:table-cell table:number-columns-repeated="1020"/>
        </table:table-row>
        <table:table-row table:style-name="ro32">
          <table:table-cell table:number-columns-repeated="2"/>
          <table:table-cell table:style-name="ce20" office:value-type="string" calcext:value-type="string">
            <text:p><text:span text:style-name="T5">60. Verify the </text:span><text:span text:style-name="T6">Comparison between Two same Recorded Video of Same event Captured with Two different Cameras in Same Day Light conditions with Same Megapixel Camera without any Effect, Zoom, Flash and with different Technical features </text:span><text:span text:style-name="T7">such as</text:span><text:span text:style-name="T8"> PPI, DPI, HDR, Sensor, Resolution, FPS etc</text:span><text:span text:style-name="T7">.</text:span></text:p>
          </table:table-cell>
          <table:covered-table-cell table:style-name="ce22"/>
          <table:table-cell table:number-columns-repeated="1020"/>
        </table:table-row>
        <table:table-row table:style-name="ro31">
          <table:table-cell table:number-columns-repeated="2"/>
          <table:table-cell table:style-name="ce20" office:value-type="string" calcext:value-type="string">
            <text:p><text:span text:style-name="T5">61. Verify the </text:span><text:span text:style-name="T39">Comparison</text:span><text:span text:style-name="T7"> </text:span><text:span text:style-name="T8">between Two same Recorded Video of Same event Captured with Two different Cameras in Same Day Light conditions with Same Megapixel Camera without any Effect, Zoom, Flash and with different FPS 24 and FPS 30.</text:span></text:p>
          </table:table-cell>
          <table:covered-table-cell table:style-name="ce22"/>
          <table:table-cell table:number-columns-repeated="1020"/>
        </table:table-row>
        <table:table-row table:style-name="ro12" table:number-rows-repeated="1048474">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helvetica, sans-serif"/>
    <style:font-face style:name="Times" svg:font-family="Times"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loext:text>
      <loext:fill-character> </loext:fill-character>
      <number:number number:decimal-places="2" loext:min-decimal-places="2" number:min-integer-digits="1" number:grouping="true"/>
      <number:text> </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4">00/00/0000</text:date>, <text:time style:data-style-name="N2" text:time-value="14:01:04.3536925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30:29.134997986</meta:creation-date>
    <meta:generator>LibreOffice/5.1.6.2$Linux_X86_64 LibreOffice_project/10m0$Build-2</meta:generator>
    <dc:date>2017-11-14T18:06:57.744910654</dc:date>
    <meta:editing-duration>PT4H38M23S</meta:editing-duration>
    <meta:editing-cycles>133</meta:editing-cycles>
    <meta:document-statistic meta:table-count="4" meta:cell-count="533" meta:object-count="0"/>
  </office:meta>
</office:document-meta>
</file>